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color="#b3b3b3" draw:fill="none"/>
    </style:style>
    <style:style style:name="gr3" style:family="graphic" style:parent-style-name="standard">
      <style:graphic-properties draw:stroke="solid" svg:stroke-width="0.079cm" svg:stroke-color="#004586" draw:fill="none" fo:padding-top="0.039cm" fo:padding-bottom="0.039cm" fo:padding-left="0.039cm" fo:padding-right="0.039cm"/>
    </style:style>
    <style:style style:name="gr4" style:family="graphic" style:parent-style-name="standard">
      <style:graphic-properties draw:stroke="solid" svg:stroke-width="0.003cm" svg:stroke-color="#004586" draw:fill="solid" draw:fill-color="#004586" fo:padding-top="0.001cm" fo:padding-bottom="0.001cm" fo:padding-left="0.001cm" fo:padding-right="0.001cm"/>
    </style:style>
    <style:style style:name="gr5" style:family="graphic" style:parent-style-name="standard">
      <style:graphic-properties draw:stroke="solid" svg:stroke-color="#004586" draw:fill="none"/>
    </style:style>
    <style:style style:name="gr6" style:family="graphic" style:parent-style-name="standard">
      <style:graphic-properties draw:stroke="solid" svg:stroke-width="0.079cm" draw:fill="none" fo:padding-top="0.039cm" fo:padding-bottom="0.039cm" fo:padding-left="0.039cm" fo:padding-right="0.039cm"/>
    </style:style>
    <style:style style:name="gr7" style:family="graphic" style:parent-style-name="standard">
      <style:graphic-properties draw:stroke="solid" svg:stroke-width="0.003cm" draw:fill="solid" fo:padding-top="0.001cm" fo:padding-bottom="0.001cm" fo:padding-left="0.001cm" fo:padding-right="0.001cm"/>
    </style:style>
    <style:style style:name="gr8" style:family="graphic" style:parent-style-name="standard">
      <style:graphic-properties draw:stroke="solid" draw:fill="none"/>
    </style:style>
    <style:style style:name="gr9" style:family="graphic" style:parent-style-name="standard">
      <style:graphic-properties draw:stroke="none" draw:fill="solid"/>
    </style:style>
    <style:style style:name="gr10" style:family="graphic" style:parent-style-name="standard">
      <style:graphic-properties draw:stroke="solid" svg:stroke-width="0.003cm" draw:fill="none" fo:padding-top="0.001cm" fo:padding-bottom="0.001cm" fo:padding-left="0.001cm" fo:padding-right="0.001cm"/>
    </style:style>
    <style:style style:name="gr11" style:family="graphic" style:parent-style-name="standard">
      <style:graphic-properties draw:stroke="solid" svg:stroke-width="0.079cm" svg:stroke-color="#ffd320" draw:fill="none" fo:padding-top="0.039cm" fo:padding-bottom="0.039cm" fo:padding-left="0.039cm" fo:padding-right="0.039cm"/>
    </style:style>
    <style:style style:name="gr12" style:family="graphic" style:parent-style-name="standard">
      <style:graphic-properties draw:stroke="solid" svg:stroke-width="0.003cm" svg:stroke-color="#ffd320" draw:fill="solid" draw:fill-color="#ffd320" fo:padding-top="0.001cm" fo:padding-bottom="0.001cm" fo:padding-left="0.001cm" fo:padding-right="0.001cm"/>
    </style:style>
    <style:style style:name="gr13" style:family="graphic" style:parent-style-name="standard">
      <style:graphic-properties draw:stroke="solid" svg:stroke-color="#ffd320" draw:fill="none"/>
    </style:style>
    <style:style style:name="gr14" style:family="graphic" style:parent-style-name="standard">
      <style:graphic-properties draw:stroke="solid" svg:stroke-width="0.079cm" svg:stroke-color="#579d1c" draw:fill="none" fo:padding-top="0.039cm" fo:padding-bottom="0.039cm" fo:padding-left="0.039cm" fo:padding-right="0.039cm"/>
    </style:style>
    <style:style style:name="gr15" style:family="graphic" style:parent-style-name="standard">
      <style:graphic-properties draw:stroke="solid" svg:stroke-width="0.003cm" svg:stroke-color="#579d1c" draw:fill="solid" draw:fill-color="#579d1c" fo:padding-top="0.001cm" fo:padding-bottom="0.001cm" fo:padding-left="0.001cm" fo:padding-right="0.001cm"/>
    </style:style>
    <style:style style:name="gr16" style:family="graphic" style:parent-style-name="standard">
      <style:graphic-properties draw:stroke="solid" svg:stroke-color="#579d1c" draw:fill="none"/>
    </style:style>
    <style:style style:name="gr17" style:family="graphic" style:parent-style-name="standard">
      <style:graphic-properties draw:stroke="solid" svg:stroke-color="#579d1c" draw:fill="solid" draw:fill-color="#579d1c"/>
    </style:style>
    <style:style style:name="gr18" style:family="graphic" style:parent-style-name="standard">
      <style:graphic-properties draw:stroke="solid" svg:stroke-width="0.003cm" svg:stroke-color="#579d1c" draw:fill="none" fo:padding-top="0.001cm" fo:padding-bottom="0.001cm" fo:padding-left="0.001cm" fo:padding-right="0.001cm"/>
    </style:style>
    <style:style style:name="gr19" style:family="graphic" style:parent-style-name="standard">
      <style:graphic-properties draw:stroke="solid" svg:stroke-width="0.079cm" svg:stroke-color="#7e0021" draw:fill="none" fo:padding-top="0.039cm" fo:padding-bottom="0.039cm" fo:padding-left="0.039cm" fo:padding-right="0.039cm"/>
    </style:style>
    <style:style style:name="gr20" style:family="graphic" style:parent-style-name="standard">
      <style:graphic-properties draw:stroke="solid" svg:stroke-width="0.003cm" svg:stroke-color="#7e0021" draw:fill="solid" draw:fill-color="#7e0021" fo:padding-top="0.001cm" fo:padding-bottom="0.001cm" fo:padding-left="0.001cm" fo:padding-right="0.001cm"/>
    </style:style>
    <style:style style:name="gr21" style:family="graphic" style:parent-style-name="standard">
      <style:graphic-properties draw:stroke="solid" svg:stroke-color="#7e0021" draw:fill="none"/>
    </style:style>
    <style:style style:name="gr22" style:family="graphic" style:parent-style-name="standard">
      <style:graphic-properties draw:stroke="none" draw:fill="solid" draw:fill-color="#7e0021"/>
    </style:style>
    <style:style style:name="gr23" style:family="graphic" style:parent-style-name="standard">
      <style:graphic-properties draw:stroke="solid" svg:stroke-width="0.003cm" svg:stroke-color="#7e0021" draw:fill="none" fo:padding-top="0.001cm" fo:padding-bottom="0.001cm" fo:padding-left="0.001cm" fo:padding-right="0.001cm"/>
    </style:style>
    <style:style style:name="gr24" style:family="graphic" style:parent-style-name="standard">
      <style:graphic-properties draw:stroke="solid" svg:stroke-width="0.079cm" svg:stroke-color="#83caff" draw:fill="none" fo:padding-top="0.039cm" fo:padding-bottom="0.039cm" fo:padding-left="0.039cm" fo:padding-right="0.039cm"/>
    </style:style>
    <style:style style:name="gr25" style:family="graphic" style:parent-style-name="standard">
      <style:graphic-properties draw:stroke="none" draw:fill="solid" draw:fill-color="#83caff"/>
    </style:style>
    <style:style style:name="gr26" style:family="graphic" style:parent-style-name="standard">
      <style:graphic-properties draw:stroke="solid" svg:stroke-width="0.003cm" svg:stroke-color="#83caff" draw:fill="none" fo:padding-top="0.001cm" fo:padding-bottom="0.001cm" fo:padding-left="0.001cm" fo:padding-right="0.001cm"/>
    </style:style>
    <style:style style:name="gr27" style:family="graphic" style:parent-style-name="standard">
      <style:graphic-properties draw:stroke="solid" svg:stroke-color="#83caff" draw:fill="none"/>
    </style:style>
    <style:style style:name="gr28" style:family="graphic" style:parent-style-name="standard">
      <style:graphic-properties draw:stroke="solid" svg:stroke-width="0.003cm" svg:stroke-color="#83caff" draw:fill="solid" draw:fill-color="#83caff" fo:padding-top="0.001cm" fo:padding-bottom="0.001cm" fo:padding-left="0.001cm" fo:padding-right="0.001cm"/>
    </style:style>
    <style:style style:name="gr29" style:family="graphic" style:parent-style-name="standard">
      <style:graphic-properties draw:stroke="solid" svg:stroke-width="0.079cm" svg:stroke-color="#314004" draw:fill="none" fo:padding-top="0.039cm" fo:padding-bottom="0.039cm" fo:padding-left="0.039cm" fo:padding-right="0.039cm"/>
    </style:style>
    <style:style style:name="gr30" style:family="graphic" style:parent-style-name="standard">
      <style:graphic-properties draw:stroke="solid" svg:stroke-width="0.003cm" svg:stroke-color="#314004" draw:fill="solid" draw:fill-color="#314004" fo:padding-top="0.001cm" fo:padding-bottom="0.001cm" fo:padding-left="0.001cm" fo:padding-right="0.001cm"/>
    </style:style>
    <style:style style:name="gr31" style:family="graphic" style:parent-style-name="standard">
      <style:graphic-properties draw:stroke="solid" svg:stroke-color="#314004" draw:fill="none"/>
    </style:style>
    <style:style style:name="gr32" style:family="graphic" style:parent-style-name="standard">
      <style:graphic-properties draw:stroke="solid" svg:stroke-width="0.079cm" svg:stroke-color="#aecf00" draw:fill="none" fo:padding-top="0.039cm" fo:padding-bottom="0.039cm" fo:padding-left="0.039cm" fo:padding-right="0.039cm"/>
    </style:style>
    <style:style style:name="gr33" style:family="graphic" style:parent-style-name="standard">
      <style:graphic-properties draw:stroke="none" draw:fill="solid" draw:fill-color="#aecf00"/>
    </style:style>
    <style:style style:name="gr34" style:family="graphic" style:parent-style-name="standard">
      <style:graphic-properties draw:stroke="solid" svg:stroke-width="0.003cm" svg:stroke-color="#aecf00" draw:fill="none" fo:padding-top="0.001cm" fo:padding-bottom="0.001cm" fo:padding-left="0.001cm" fo:padding-right="0.001cm"/>
    </style:style>
    <style:style style:name="gr35" style:family="graphic" style:parent-style-name="standard">
      <style:graphic-properties draw:stroke="solid" svg:stroke-color="#aecf00" draw:fill="none"/>
    </style:style>
    <style:style style:name="gr36" style:family="graphic" style:parent-style-name="standard">
      <style:graphic-properties draw:stroke="solid" svg:stroke-color="#aecf00" draw:fill="solid" draw:fill-color="#aecf00"/>
    </style:style>
    <style:style style:name="gr37" style:family="graphic" style:parent-style-name="standard">
      <style:graphic-properties draw:stroke="solid" svg:stroke-width="0.003cm" svg:stroke-color="#aecf00" draw:fill="solid" draw:fill-color="#aecf00" fo:padding-top="0.001cm" fo:padding-bottom="0.001cm" fo:padding-left="0.001cm" fo:padding-right="0.001cm"/>
    </style:style>
    <style:style style:name="gr38" style:family="graphic" style:parent-style-name="standard">
      <style:graphic-properties draw:stroke="solid" svg:stroke-width="0.079cm" svg:stroke-color="#4b1f6f" draw:fill="none" fo:padding-top="0.039cm" fo:padding-bottom="0.039cm" fo:padding-left="0.039cm" fo:padding-right="0.039cm"/>
    </style:style>
    <style:style style:name="gr39" style:family="graphic" style:parent-style-name="standard">
      <style:graphic-properties draw:stroke="solid" svg:stroke-color="#4b1f6f" draw:fill="solid" draw:fill-color="#4b1f6f"/>
    </style:style>
    <style:style style:name="gr40" style:family="graphic" style:parent-style-name="standard">
      <style:graphic-properties draw:stroke="solid" svg:stroke-width="0.003cm" svg:stroke-color="#4b1f6f" draw:fill="none" fo:padding-top="0.001cm" fo:padding-bottom="0.001cm" fo:padding-left="0.001cm" fo:padding-right="0.001cm"/>
    </style:style>
    <style:style style:name="gr41" style:family="graphic" style:parent-style-name="standard">
      <style:graphic-properties draw:stroke="solid" svg:stroke-width="0.003cm" svg:stroke-color="#4b1f6f" draw:fill="solid" draw:fill-color="#4b1f6f" fo:padding-top="0.001cm" fo:padding-bottom="0.001cm" fo:padding-left="0.001cm" fo:padding-right="0.001cm"/>
    </style:style>
    <style:style style:name="gr42" style:family="graphic" style:parent-style-name="standard">
      <style:graphic-properties draw:stroke="solid" svg:stroke-color="#4b1f6f" draw:fill="none"/>
    </style:style>
    <style:style style:name="gr43" style:family="graphic" style:parent-style-name="standard">
      <style:graphic-properties draw:stroke="none" draw:fill="none" draw:textarea-horizontal-align="left" draw:textarea-vertical-align="top" draw:auto-grow-height="true" draw:auto-grow-width="true" fo:min-height="0.882cm" fo:min-width="0.874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882cm" fo:min-width="1.31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881cm" fo:min-width="1.501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88cm" fo:min-width="1.50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879cm" fo:min-width="1.50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882cm" fo:min-width="1.501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81cm" fo:min-width="2.4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881cm" fo:min-width="2.08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881cm" fo:min-width="3.507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881cm" fo:min-width="1.306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881cm" fo:min-width="1.429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881cm" fo:min-width="1.264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881cm" fo:min-width="1.323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881cm" fo:min-width="1.48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881cm" fo:min-width="1.297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873cm" fo:min-width="6.098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873cm" fo:min-width="0.51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873cm" fo:min-width="0.362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873cm" fo:min-width="0.44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873cm" fo:min-width="0.30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873cm" fo:min-width="0.408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873cm" fo:min-width="0.387cm" fo:padding-top="0cm" fo:padding-bottom="0cm" fo:padding-left="0cm" fo:padding-right="0cm"/>
    </style:style>
    <style:style style:name="P1" style:family="paragraph">
      <style:text-properties fo:font-size="18pt" style:font-size-asian="18pt" style:font-size-complex="18pt"/>
    </style:style>
    <style:style style:name="P2" style:family="paragraph">
      <style:paragraph-properties fo:text-align="start" style:writing-mode="lr-tb"/>
      <style:text-properties fo:font-size="18pt" style:font-size-asian="18pt" style:font-size-complex="18pt"/>
    </style:style>
    <style:style style:name="T1" style:family="text">
      <style:text-properties fo:color="#000000" fo:font-family="Ubuntu" style:font-family-complex="Ubuntu"/>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polygon draw:style-name="gr1" draw:text-style-name="P1" draw:layer="layout" svg:width="32.499cm" svg:height="22.299cm" svg:x="-1.2cm" svg:y="-0.7cm" svg:viewBox="0 0 32500 22300" draw:points="0,0 32500,0 32500,22300 0,22300">
          <text:p/>
        </draw:polygon>
        <draw:polygon draw:style-name="gr1" draw:text-style-name="P1" draw:layer="layout" svg:width="28.889cm" svg:height="20.073cm" svg:x="0.499cm" svg:y="0.455cm" svg:viewBox="0 0 28890 20074" draw:points="14448,20074 0,20074 0,0 28890,0 28890,20074">
          <text:p/>
        </draw:polygon>
        <draw:polygon draw:style-name="gr2" draw:text-style-name="P1" draw:layer="layout" svg:width="23.277cm" svg:height="11.505cm" svg:x="4.456cm" svg:y="5.106cm" svg:viewBox="0 0 23278 11506" draw:points="11638,11506 0,11506 0,0 23278,0 23278,11506">
          <text:p/>
        </draw:polygon>
        <draw:line draw:style-name="gr2" draw:text-style-name="P1" draw:layer="layout" svg:x1="27.734cm" svg:y1="16.612cm" svg:x2="4.456cm" svg:y2="16.612cm">
          <text:p/>
        </draw:line>
        <draw:line draw:style-name="gr2" draw:text-style-name="P1" draw:layer="layout" svg:x1="27.734cm" svg:y1="15.691cm" svg:x2="4.456cm" svg:y2="15.691cm">
          <text:p/>
        </draw:line>
        <draw:line draw:style-name="gr2" draw:text-style-name="P1" draw:layer="layout" svg:x1="27.734cm" svg:y1="14.77cm" svg:x2="4.456cm" svg:y2="14.77cm">
          <text:p/>
        </draw:line>
        <draw:line draw:style-name="gr2" draw:text-style-name="P1" draw:layer="layout" svg:x1="27.734cm" svg:y1="13.842cm" svg:x2="4.456cm" svg:y2="13.842cm">
          <text:p/>
        </draw:line>
        <draw:line draw:style-name="gr2" draw:text-style-name="P1" draw:layer="layout" svg:x1="27.734cm" svg:y1="12.92cm" svg:x2="4.456cm" svg:y2="12.92cm">
          <text:p/>
        </draw:line>
        <draw:line draw:style-name="gr2" draw:text-style-name="P1" draw:layer="layout" svg:x1="27.734cm" svg:y1="12.008cm" svg:x2="4.456cm" svg:y2="12.008cm">
          <text:p/>
        </draw:line>
        <draw:line draw:style-name="gr2" draw:text-style-name="P1" draw:layer="layout" svg:x1="27.734cm" svg:y1="11.087cm" svg:x2="4.456cm" svg:y2="11.087cm">
          <text:p/>
        </draw:line>
        <draw:line draw:style-name="gr2" draw:text-style-name="P1" draw:layer="layout" svg:x1="27.734cm" svg:y1="10.166cm" svg:x2="4.456cm" svg:y2="10.166cm">
          <text:p/>
        </draw:line>
        <draw:line draw:style-name="gr2" draw:text-style-name="P1" draw:layer="layout" svg:x1="27.734cm" svg:y1="9.247cm" svg:x2="4.456cm" svg:y2="9.247cm">
          <text:p/>
        </draw:line>
        <draw:line draw:style-name="gr2" draw:text-style-name="P1" draw:layer="layout" svg:x1="27.734cm" svg:y1="8.325cm" svg:x2="4.456cm" svg:y2="8.325cm">
          <text:p/>
        </draw:line>
        <draw:line draw:style-name="gr2" draw:text-style-name="P1" draw:layer="layout" svg:x1="27.734cm" svg:y1="7.404cm" svg:x2="4.456cm" svg:y2="7.404cm">
          <text:p/>
        </draw:line>
        <draw:line draw:style-name="gr2" draw:text-style-name="P1" draw:layer="layout" svg:x1="27.734cm" svg:y1="6.483cm" svg:x2="4.456cm" svg:y2="6.483cm">
          <text:p/>
        </draw:line>
        <draw:line draw:style-name="gr2" draw:text-style-name="P1" draw:layer="layout" svg:x1="27.734cm" svg:y1="5.564cm" svg:x2="4.456cm" svg:y2="5.564cm">
          <text:p/>
        </draw:line>
        <draw:line draw:style-name="gr2" draw:text-style-name="P1" draw:layer="layout" svg:x1="4.456cm" svg:y1="16.942cm" svg:x2="4.456cm" svg:y2="16.612cm">
          <text:p/>
        </draw:line>
        <draw:line draw:style-name="gr2" draw:text-style-name="P1" draw:layer="layout" svg:x1="4.456cm" svg:y1="16.942cm" svg:x2="4.456cm" svg:y2="16.612cm">
          <text:p/>
        </draw:line>
        <draw:line draw:style-name="gr2" draw:text-style-name="P1" draw:layer="layout" svg:x1="7.041cm" svg:y1="16.942cm" svg:x2="7.041cm" svg:y2="16.612cm">
          <text:p/>
        </draw:line>
        <draw:line draw:style-name="gr2" draw:text-style-name="P1" draw:layer="layout" svg:x1="7.041cm" svg:y1="16.942cm" svg:x2="7.041cm" svg:y2="16.612cm">
          <text:p/>
        </draw:line>
        <draw:line draw:style-name="gr2" draw:text-style-name="P1" draw:layer="layout" svg:x1="9.629cm" svg:y1="16.942cm" svg:x2="9.629cm" svg:y2="16.612cm">
          <text:p/>
        </draw:line>
        <draw:line draw:style-name="gr2" draw:text-style-name="P1" draw:layer="layout" svg:x1="9.629cm" svg:y1="16.942cm" svg:x2="9.629cm" svg:y2="16.612cm">
          <text:p/>
        </draw:line>
        <draw:line draw:style-name="gr2" draw:text-style-name="P1" draw:layer="layout" svg:x1="12.215cm" svg:y1="16.942cm" svg:x2="12.215cm" svg:y2="16.612cm">
          <text:p/>
        </draw:line>
        <draw:line draw:style-name="gr2" draw:text-style-name="P1" draw:layer="layout" svg:x1="12.215cm" svg:y1="16.942cm" svg:x2="12.215cm" svg:y2="16.612cm">
          <text:p/>
        </draw:line>
        <draw:line draw:style-name="gr2" draw:text-style-name="P1" draw:layer="layout" svg:x1="14.801cm" svg:y1="16.942cm" svg:x2="14.801cm" svg:y2="16.612cm">
          <text:p/>
        </draw:line>
        <draw:line draw:style-name="gr2" draw:text-style-name="P1" draw:layer="layout" svg:x1="14.801cm" svg:y1="16.942cm" svg:x2="14.801cm" svg:y2="16.612cm">
          <text:p/>
        </draw:line>
        <draw:line draw:style-name="gr2" draw:text-style-name="P1" draw:layer="layout" svg:x1="17.388cm" svg:y1="16.942cm" svg:x2="17.388cm" svg:y2="16.612cm">
          <text:p/>
        </draw:line>
        <draw:line draw:style-name="gr2" draw:text-style-name="P1" draw:layer="layout" svg:x1="17.388cm" svg:y1="16.942cm" svg:x2="17.388cm" svg:y2="16.612cm">
          <text:p/>
        </draw:line>
        <draw:line draw:style-name="gr2" draw:text-style-name="P1" draw:layer="layout" svg:x1="19.974cm" svg:y1="16.942cm" svg:x2="19.974cm" svg:y2="16.612cm">
          <text:p/>
        </draw:line>
        <draw:line draw:style-name="gr2" draw:text-style-name="P1" draw:layer="layout" svg:x1="19.974cm" svg:y1="16.942cm" svg:x2="19.974cm" svg:y2="16.612cm">
          <text:p/>
        </draw:line>
        <draw:line draw:style-name="gr2" draw:text-style-name="P1" draw:layer="layout" svg:x1="22.56cm" svg:y1="16.942cm" svg:x2="22.56cm" svg:y2="16.612cm">
          <text:p/>
        </draw:line>
        <draw:line draw:style-name="gr2" draw:text-style-name="P1" draw:layer="layout" svg:x1="22.56cm" svg:y1="16.942cm" svg:x2="22.56cm" svg:y2="16.612cm">
          <text:p/>
        </draw:line>
        <draw:line draw:style-name="gr2" draw:text-style-name="P1" draw:layer="layout" svg:x1="25.141cm" svg:y1="16.942cm" svg:x2="25.141cm" svg:y2="16.612cm">
          <text:p/>
        </draw:line>
        <draw:line draw:style-name="gr2" draw:text-style-name="P1" draw:layer="layout" svg:x1="25.141cm" svg:y1="16.942cm" svg:x2="25.141cm" svg:y2="16.612cm">
          <text:p/>
        </draw:line>
        <draw:line draw:style-name="gr2" draw:text-style-name="P1" draw:layer="layout" svg:x1="27.734cm" svg:y1="16.942cm" svg:x2="27.734cm" svg:y2="16.612cm">
          <text:p/>
        </draw:line>
        <draw:line draw:style-name="gr2" draw:text-style-name="P1" draw:layer="layout" svg:x1="27.734cm" svg:y1="16.942cm" svg:x2="27.734cm" svg:y2="16.612cm">
          <text:p/>
        </draw:line>
        <draw:line draw:style-name="gr2" draw:text-style-name="P1" draw:layer="layout" svg:x1="4.456cm" svg:y1="16.612cm" svg:x2="27.734cm" svg:y2="16.612cm">
          <text:p/>
        </draw:line>
        <draw:line draw:style-name="gr2" draw:text-style-name="P1" draw:layer="layout" svg:x1="4.188cm" svg:y1="16.612cm" svg:x2="4.455cm" svg:y2="16.612cm">
          <text:p/>
        </draw:line>
        <draw:line draw:style-name="gr2" draw:text-style-name="P1" draw:layer="layout" svg:x1="4.188cm" svg:y1="16.612cm" svg:x2="4.455cm" svg:y2="16.612cm">
          <text:p/>
        </draw:line>
        <draw:line draw:style-name="gr2" draw:text-style-name="P1" draw:layer="layout" svg:x1="4.188cm" svg:y1="15.691cm" svg:x2="4.455cm" svg:y2="15.691cm">
          <text:p/>
        </draw:line>
        <draw:line draw:style-name="gr2" draw:text-style-name="P1" draw:layer="layout" svg:x1="4.188cm" svg:y1="15.691cm" svg:x2="4.455cm" svg:y2="15.691cm">
          <text:p/>
        </draw:line>
        <draw:line draw:style-name="gr2" draw:text-style-name="P1" draw:layer="layout" svg:x1="4.188cm" svg:y1="14.77cm" svg:x2="4.455cm" svg:y2="14.77cm">
          <text:p/>
        </draw:line>
        <draw:line draw:style-name="gr2" draw:text-style-name="P1" draw:layer="layout" svg:x1="4.188cm" svg:y1="14.77cm" svg:x2="4.455cm" svg:y2="14.77cm">
          <text:p/>
        </draw:line>
        <draw:line draw:style-name="gr2" draw:text-style-name="P1" draw:layer="layout" svg:x1="4.188cm" svg:y1="13.842cm" svg:x2="4.455cm" svg:y2="13.842cm">
          <text:p/>
        </draw:line>
        <draw:line draw:style-name="gr2" draw:text-style-name="P1" draw:layer="layout" svg:x1="4.188cm" svg:y1="13.842cm" svg:x2="4.455cm" svg:y2="13.842cm">
          <text:p/>
        </draw:line>
        <draw:line draw:style-name="gr2" draw:text-style-name="P1" draw:layer="layout" svg:x1="4.188cm" svg:y1="12.92cm" svg:x2="4.455cm" svg:y2="12.92cm">
          <text:p/>
        </draw:line>
        <draw:line draw:style-name="gr2" draw:text-style-name="P1" draw:layer="layout" svg:x1="4.188cm" svg:y1="12.92cm" svg:x2="4.455cm" svg:y2="12.92cm">
          <text:p/>
        </draw:line>
        <draw:line draw:style-name="gr2" draw:text-style-name="P1" draw:layer="layout" svg:x1="4.188cm" svg:y1="12.008cm" svg:x2="4.455cm" svg:y2="12.008cm">
          <text:p/>
        </draw:line>
        <draw:line draw:style-name="gr2" draw:text-style-name="P1" draw:layer="layout" svg:x1="4.188cm" svg:y1="12.008cm" svg:x2="4.455cm" svg:y2="12.008cm">
          <text:p/>
        </draw:line>
        <draw:line draw:style-name="gr2" draw:text-style-name="P1" draw:layer="layout" svg:x1="4.188cm" svg:y1="11.087cm" svg:x2="4.455cm" svg:y2="11.087cm">
          <text:p/>
        </draw:line>
        <draw:line draw:style-name="gr2" draw:text-style-name="P1" draw:layer="layout" svg:x1="4.188cm" svg:y1="11.087cm" svg:x2="4.455cm" svg:y2="11.087cm">
          <text:p/>
        </draw:line>
        <draw:line draw:style-name="gr2" draw:text-style-name="P1" draw:layer="layout" svg:x1="4.188cm" svg:y1="10.166cm" svg:x2="4.455cm" svg:y2="10.166cm">
          <text:p/>
        </draw:line>
        <draw:line draw:style-name="gr2" draw:text-style-name="P1" draw:layer="layout" svg:x1="4.188cm" svg:y1="10.166cm" svg:x2="4.455cm" svg:y2="10.166cm">
          <text:p/>
        </draw:line>
        <draw:line draw:style-name="gr2" draw:text-style-name="P1" draw:layer="layout" svg:x1="4.188cm" svg:y1="9.247cm" svg:x2="4.455cm" svg:y2="9.247cm">
          <text:p/>
        </draw:line>
        <draw:line draw:style-name="gr2" draw:text-style-name="P1" draw:layer="layout" svg:x1="4.188cm" svg:y1="9.247cm" svg:x2="4.455cm" svg:y2="9.247cm">
          <text:p/>
        </draw:line>
        <draw:line draw:style-name="gr2" draw:text-style-name="P1" draw:layer="layout" svg:x1="4.188cm" svg:y1="8.325cm" svg:x2="4.455cm" svg:y2="8.325cm">
          <text:p/>
        </draw:line>
        <draw:line draw:style-name="gr2" draw:text-style-name="P1" draw:layer="layout" svg:x1="4.188cm" svg:y1="8.325cm" svg:x2="4.455cm" svg:y2="8.325cm">
          <text:p/>
        </draw:line>
        <draw:line draw:style-name="gr2" draw:text-style-name="P1" draw:layer="layout" svg:x1="4.188cm" svg:y1="7.404cm" svg:x2="4.455cm" svg:y2="7.404cm">
          <text:p/>
        </draw:line>
        <draw:line draw:style-name="gr2" draw:text-style-name="P1" draw:layer="layout" svg:x1="4.188cm" svg:y1="7.404cm" svg:x2="4.455cm" svg:y2="7.404cm">
          <text:p/>
        </draw:line>
        <draw:line draw:style-name="gr2" draw:text-style-name="P1" draw:layer="layout" svg:x1="4.188cm" svg:y1="6.483cm" svg:x2="4.455cm" svg:y2="6.483cm">
          <text:p/>
        </draw:line>
        <draw:line draw:style-name="gr2" draw:text-style-name="P1" draw:layer="layout" svg:x1="4.188cm" svg:y1="6.483cm" svg:x2="4.455cm" svg:y2="6.483cm">
          <text:p/>
        </draw:line>
        <draw:line draw:style-name="gr2" draw:text-style-name="P1" draw:layer="layout" svg:x1="4.188cm" svg:y1="5.564cm" svg:x2="4.455cm" svg:y2="5.564cm">
          <text:p/>
        </draw:line>
        <draw:line draw:style-name="gr2" draw:text-style-name="P1" draw:layer="layout" svg:x1="4.188cm" svg:y1="5.564cm" svg:x2="4.455cm" svg:y2="5.564cm">
          <text:p/>
        </draw:line>
        <draw:line draw:style-name="gr2" draw:text-style-name="P1" draw:layer="layout" svg:x1="4.456cm" svg:y1="16.613cm" svg:x2="4.456cm" svg:y2="5.098cm">
          <text:p/>
        </draw:line>
        <draw:polyline draw:style-name="gr3" draw:text-style-name="P1" draw:layer="layout" svg:width="23.277cm" svg:height="0cm" svg:x="4.456cm" svg:y="8.113cm" svg:viewBox="0 0 23278 0" draw:points="0,0 2586,0 5173,0 7759,0 10345,0 12933,0 15519,0 18105,0 20685,0 23278,0">
          <text:p/>
        </draw:polyline>
        <draw:polygon draw:style-name="gr4" draw:text-style-name="P1" draw:layer="layout" svg:width="0.45cm" svg:height="0.559cm" svg:x="4.234cm" svg:y="7.837cm" svg:viewBox="0 0 451 560" draw:points="0,0 0,560 451,560 451,0">
          <text:p/>
        </draw:polygon>
        <draw:polygon draw:style-name="gr5" draw:text-style-name="P1" draw:layer="layout" svg:width="0.45cm" svg:height="0.559cm" svg:x="4.234cm" svg:y="7.837cm" svg:viewBox="0 0 451 560" draw:points="0,0 0,560 451,560 451,0">
          <text:p/>
        </draw:polygon>
        <draw:polygon draw:style-name="gr4" draw:text-style-name="P1" draw:layer="layout" svg:width="0.45cm" svg:height="0.559cm" svg:x="6.819cm" svg:y="7.837cm" svg:viewBox="0 0 451 560" draw:points="0,0 0,560 451,560 451,0">
          <text:p/>
        </draw:polygon>
        <draw:polygon draw:style-name="gr5" draw:text-style-name="P1" draw:layer="layout" svg:width="0.45cm" svg:height="0.559cm" svg:x="6.819cm" svg:y="7.837cm" svg:viewBox="0 0 451 560" draw:points="0,0 0,560 451,560 451,0">
          <text:p/>
        </draw:polygon>
        <draw:polygon draw:style-name="gr4" draw:text-style-name="P1" draw:layer="layout" svg:width="0.452cm" svg:height="0.559cm" svg:x="9.405cm" svg:y="7.837cm" svg:viewBox="0 0 453 560" draw:points="0,0 0,560 453,560 453,0">
          <text:p/>
        </draw:polygon>
        <draw:polygon draw:style-name="gr5" draw:text-style-name="P1" draw:layer="layout" svg:width="0.452cm" svg:height="0.559cm" svg:x="9.405cm" svg:y="7.837cm" svg:viewBox="0 0 453 560" draw:points="0,0 0,560 453,560 453,0">
          <text:p/>
        </draw:polygon>
        <draw:polygon draw:style-name="gr4" draw:text-style-name="P1" draw:layer="layout" svg:width="0.45cm" svg:height="0.559cm" svg:x="11.993cm" svg:y="7.837cm" svg:viewBox="0 0 451 560" draw:points="0,0 0,560 451,560 451,0">
          <text:p/>
        </draw:polygon>
        <draw:polygon draw:style-name="gr5" draw:text-style-name="P1" draw:layer="layout" svg:width="0.45cm" svg:height="0.559cm" svg:x="11.993cm" svg:y="7.837cm" svg:viewBox="0 0 451 560" draw:points="0,0 0,560 451,560 451,0">
          <text:p/>
        </draw:polygon>
        <draw:polygon draw:style-name="gr4" draw:text-style-name="P1" draw:layer="layout" svg:width="0.445cm" svg:height="0.559cm" svg:x="14.579cm" svg:y="7.837cm" svg:viewBox="0 0 446 560" draw:points="0,0 0,560 446,560 446,0">
          <text:p/>
        </draw:polygon>
        <draw:polygon draw:style-name="gr5" draw:text-style-name="P1" draw:layer="layout" svg:width="0.445cm" svg:height="0.559cm" svg:x="14.579cm" svg:y="7.837cm" svg:viewBox="0 0 446 560" draw:points="0,0 0,560 446,560 446,0">
          <text:p/>
        </draw:polygon>
        <draw:polygon draw:style-name="gr4" draw:text-style-name="P1" draw:layer="layout" svg:width="0.45cm" svg:height="0.559cm" svg:x="17.159cm" svg:y="7.837cm" svg:viewBox="0 0 451 560" draw:points="0,0 0,560 451,560 451,0">
          <text:p/>
        </draw:polygon>
        <draw:polygon draw:style-name="gr5" draw:text-style-name="P1" draw:layer="layout" svg:width="0.45cm" svg:height="0.559cm" svg:x="17.159cm" svg:y="7.837cm" svg:viewBox="0 0 451 560" draw:points="0,0 0,560 451,560 451,0">
          <text:p/>
        </draw:polygon>
        <draw:polygon draw:style-name="gr4" draw:text-style-name="P1" draw:layer="layout" svg:width="0.45cm" svg:height="0.559cm" svg:x="19.745cm" svg:y="7.837cm" svg:viewBox="0 0 451 560" draw:points="0,0 0,560 451,560 451,0">
          <text:p/>
        </draw:polygon>
        <draw:polygon draw:style-name="gr5" draw:text-style-name="P1" draw:layer="layout" svg:width="0.45cm" svg:height="0.559cm" svg:x="19.745cm" svg:y="7.837cm" svg:viewBox="0 0 451 560" draw:points="0,0 0,560 451,560 451,0">
          <text:p/>
        </draw:polygon>
        <draw:polygon draw:style-name="gr4" draw:text-style-name="P1" draw:layer="layout" svg:width="0.452cm" svg:height="0.559cm" svg:x="22.331cm" svg:y="7.837cm" svg:viewBox="0 0 453 560" draw:points="0,0 0,560 453,560 453,0">
          <text:p/>
        </draw:polygon>
        <draw:polygon draw:style-name="gr5" draw:text-style-name="P1" draw:layer="layout" svg:width="0.452cm" svg:height="0.559cm" svg:x="22.331cm" svg:y="7.837cm" svg:viewBox="0 0 453 560" draw:points="0,0 0,560 453,560 453,0">
          <text:p/>
        </draw:polygon>
        <draw:polygon draw:style-name="gr4" draw:text-style-name="P1" draw:layer="layout" svg:width="0.452cm" svg:height="0.559cm" svg:x="24.917cm" svg:y="7.837cm" svg:viewBox="0 0 453 560" draw:points="0,0 0,560 453,560 453,0">
          <text:p/>
        </draw:polygon>
        <draw:polygon draw:style-name="gr5" draw:text-style-name="P1" draw:layer="layout" svg:width="0.452cm" svg:height="0.559cm" svg:x="24.917cm" svg:y="7.837cm" svg:viewBox="0 0 453 560" draw:points="0,0 0,560 453,560 453,0">
          <text:p/>
        </draw:polygon>
        <draw:polygon draw:style-name="gr4" draw:text-style-name="P1" draw:layer="layout" svg:width="0.45cm" svg:height="0.559cm" svg:x="27.504cm" svg:y="7.837cm" svg:viewBox="0 0 451 560" draw:points="0,0 0,560 451,560 451,0">
          <text:p/>
        </draw:polygon>
        <draw:polygon draw:style-name="gr5" draw:text-style-name="P1" draw:layer="layout" svg:width="0.45cm" svg:height="0.559cm" svg:x="27.504cm" svg:y="7.837cm" svg:viewBox="0 0 451 560" draw:points="0,0 0,560 451,560 451,0">
          <text:p/>
        </draw:polygon>
        <draw:polyline draw:style-name="gr6" draw:text-style-name="P1" draw:layer="layout" svg:width="23.277cm" svg:height="0cm" svg:x="4.456cm" svg:y="8.727cm" svg:viewBox="0 0 23278 0" draw:points="0,0 2586,0 5173,0 7759,0 10345,0 12933,0 15519,0 18105,0 20685,0 23278,0">
          <text:p/>
        </draw:polyline>
        <draw:polygon draw:style-name="gr7" draw:text-style-name="P1" draw:layer="layout" svg:width="0.45cm" svg:height="0.559cm" svg:x="4.234cm" svg:y="8.45cm" svg:viewBox="0 0 451 560" draw:points="0,277 222,560 451,277 222,0">
          <text:p/>
        </draw:polygon>
        <draw:polygon draw:style-name="gr8" draw:text-style-name="P1" draw:layer="layout" svg:width="0.45cm" svg:height="0.559cm" svg:x="4.234cm" svg:y="8.45cm" svg:viewBox="0 0 451 560" draw:points="0,277 222,560 451,277 222,0">
          <text:p/>
        </draw:polygon>
        <draw:polygon draw:style-name="gr7" draw:text-style-name="P1" draw:layer="layout" svg:width="0.45cm" svg:height="0.559cm" svg:x="6.819cm" svg:y="8.45cm" svg:viewBox="0 0 451 560" draw:points="0,277 222,560 451,277 222,0">
          <text:p/>
        </draw:polygon>
        <draw:polygon draw:style-name="gr8" draw:text-style-name="P1" draw:layer="layout" svg:width="0.45cm" svg:height="0.559cm" svg:x="6.819cm" svg:y="8.45cm" svg:viewBox="0 0 451 560" draw:points="0,277 222,560 451,277 222,0">
          <text:p/>
        </draw:polygon>
        <draw:polygon draw:style-name="gr7" draw:text-style-name="P1" draw:layer="layout" svg:width="0.452cm" svg:height="0.559cm" svg:x="9.405cm" svg:y="8.45cm" svg:viewBox="0 0 453 560" draw:points="0,277 224,560 453,277 224,0">
          <text:p/>
        </draw:polygon>
        <draw:polygon draw:style-name="gr8" draw:text-style-name="P1" draw:layer="layout" svg:width="0.452cm" svg:height="0.559cm" svg:x="9.405cm" svg:y="8.45cm" svg:viewBox="0 0 453 560" draw:points="0,277 224,560 453,277 224,0">
          <text:p/>
        </draw:polygon>
        <draw:polygon draw:style-name="gr7" draw:text-style-name="P1" draw:layer="layout" svg:width="0.45cm" svg:height="0.559cm" svg:x="11.993cm" svg:y="8.45cm" svg:viewBox="0 0 451 560" draw:points="0,277 222,560 451,277 222,0">
          <text:p/>
        </draw:polygon>
        <draw:polygon draw:style-name="gr8" draw:text-style-name="P1" draw:layer="layout" svg:width="0.45cm" svg:height="0.559cm" svg:x="11.993cm" svg:y="8.45cm" svg:viewBox="0 0 451 560" draw:points="0,277 222,560 451,277 222,0">
          <text:p/>
        </draw:polygon>
        <draw:polygon draw:style-name="gr7" draw:text-style-name="P1" draw:layer="layout" svg:width="0.445cm" svg:height="0.559cm" svg:x="14.579cm" svg:y="8.45cm" svg:viewBox="0 0 446 560" draw:points="0,277 222,560 446,277 222,0">
          <text:p/>
        </draw:polygon>
        <draw:polygon draw:style-name="gr8" draw:text-style-name="P1" draw:layer="layout" svg:width="0.445cm" svg:height="0.559cm" svg:x="14.579cm" svg:y="8.45cm" svg:viewBox="0 0 446 560" draw:points="0,277 222,560 446,277 222,0">
          <text:p/>
        </draw:polygon>
        <draw:polygon draw:style-name="gr9" draw:text-style-name="P1" draw:layer="layout" svg:width="0.45cm" svg:height="0.559cm" svg:x="17.159cm" svg:y="8.45cm" svg:viewBox="0 0 451 560" draw:points="0,277 229,560 451,277 229,0">
          <text:p/>
        </draw:polygon>
        <draw:polygon draw:style-name="gr10" draw:text-style-name="P1" draw:layer="layout" svg:width="0.45cm" svg:height="0.559cm" svg:x="17.159cm" svg:y="8.45cm" svg:viewBox="0 0 451 560" draw:points="0,277 229,560 451,277 229,0">
          <text:p/>
        </draw:polygon>
        <draw:polygon draw:style-name="gr8" draw:text-style-name="P1" draw:layer="layout" svg:width="0.45cm" svg:height="0.559cm" svg:x="17.159cm" svg:y="8.45cm" svg:viewBox="0 0 451 560" draw:points="0,277 229,560 451,277 229,0">
          <text:p/>
        </draw:polygon>
        <draw:polygon draw:style-name="gr7" draw:text-style-name="P1" draw:layer="layout" svg:width="0.45cm" svg:height="0.559cm" svg:x="19.745cm" svg:y="8.45cm" svg:viewBox="0 0 451 560" draw:points="0,277 229,560 451,277 229,0">
          <text:p/>
        </draw:polygon>
        <draw:polygon draw:style-name="gr8" draw:text-style-name="P1" draw:layer="layout" svg:width="0.45cm" svg:height="0.559cm" svg:x="19.745cm" svg:y="8.45cm" svg:viewBox="0 0 451 560" draw:points="0,277 229,560 451,277 229,0">
          <text:p/>
        </draw:polygon>
        <draw:polygon draw:style-name="gr7" draw:text-style-name="P1" draw:layer="layout" svg:width="0.452cm" svg:height="0.559cm" svg:x="22.331cm" svg:y="8.45cm" svg:viewBox="0 0 453 560" draw:points="0,277 229,560 453,277 229,0">
          <text:p/>
        </draw:polygon>
        <draw:polygon draw:style-name="gr8" draw:text-style-name="P1" draw:layer="layout" svg:width="0.452cm" svg:height="0.559cm" svg:x="22.331cm" svg:y="8.45cm" svg:viewBox="0 0 453 560" draw:points="0,277 229,560 453,277 229,0">
          <text:p/>
        </draw:polygon>
        <draw:polygon draw:style-name="gr7" draw:text-style-name="P1" draw:layer="layout" svg:width="0.452cm" svg:height="0.559cm" svg:x="24.917cm" svg:y="8.45cm" svg:viewBox="0 0 453 560" draw:points="0,277 224,560 453,277 224,0">
          <text:p/>
        </draw:polygon>
        <draw:polygon draw:style-name="gr8" draw:text-style-name="P1" draw:layer="layout" svg:width="0.452cm" svg:height="0.559cm" svg:x="24.917cm" svg:y="8.45cm" svg:viewBox="0 0 453 560" draw:points="0,277 224,560 453,277 224,0">
          <text:p/>
        </draw:polygon>
        <draw:polygon draw:style-name="gr7" draw:text-style-name="P1" draw:layer="layout" svg:width="0.45cm" svg:height="0.559cm" svg:x="27.504cm" svg:y="8.45cm" svg:viewBox="0 0 451 560" draw:points="0,277 229,560 451,277 229,0">
          <text:p/>
        </draw:polygon>
        <draw:polygon draw:style-name="gr8" draw:text-style-name="P1" draw:layer="layout" svg:width="0.45cm" svg:height="0.559cm" svg:x="27.504cm" svg:y="8.45cm" svg:viewBox="0 0 451 560" draw:points="0,277 229,560 451,277 229,0">
          <text:p/>
        </draw:polygon>
        <draw:polyline draw:style-name="gr11" draw:text-style-name="P1" draw:layer="layout" svg:width="23.277cm" svg:height="0cm" svg:x="4.456cm" svg:y="13.96cm" svg:viewBox="0 0 23278 0" draw:points="0,0 2586,0 5173,0 7759,0 10345,0 12933,0 15519,0 18105,0 20685,0 23278,0">
          <text:p/>
        </draw:polyline>
        <draw:polygon draw:style-name="gr12" draw:text-style-name="P1" draw:layer="layout" svg:width="0.45cm" svg:height="0.557cm" svg:x="4.234cm" svg:y="13.677cm" svg:viewBox="0 0 451 558" draw:points="0,0 222,558 451,0">
          <text:p/>
        </draw:polygon>
        <draw:polygon draw:style-name="gr13" draw:text-style-name="P1" draw:layer="layout" svg:width="0.45cm" svg:height="0.557cm" svg:x="4.234cm" svg:y="13.677cm" svg:viewBox="0 0 451 558" draw:points="0,0 222,558 451,0">
          <text:p/>
        </draw:polygon>
        <draw:polygon draw:style-name="gr12" draw:text-style-name="P1" draw:layer="layout" svg:width="0.45cm" svg:height="0.557cm" svg:x="6.819cm" svg:y="13.677cm" svg:viewBox="0 0 451 558" draw:points="0,0 222,558 451,0">
          <text:p/>
        </draw:polygon>
        <draw:polygon draw:style-name="gr13" draw:text-style-name="P1" draw:layer="layout" svg:width="0.45cm" svg:height="0.557cm" svg:x="6.819cm" svg:y="13.677cm" svg:viewBox="0 0 451 558" draw:points="0,0 222,558 451,0">
          <text:p/>
        </draw:polygon>
        <draw:polygon draw:style-name="gr12" draw:text-style-name="P1" draw:layer="layout" svg:width="0.452cm" svg:height="0.557cm" svg:x="9.405cm" svg:y="13.677cm" svg:viewBox="0 0 453 558" draw:points="0,0 224,558 453,0">
          <text:p/>
        </draw:polygon>
        <draw:polygon draw:style-name="gr13" draw:text-style-name="P1" draw:layer="layout" svg:width="0.452cm" svg:height="0.557cm" svg:x="9.405cm" svg:y="13.677cm" svg:viewBox="0 0 453 558" draw:points="0,0 224,558 453,0">
          <text:p/>
        </draw:polygon>
        <draw:polygon draw:style-name="gr12" draw:text-style-name="P1" draw:layer="layout" svg:width="0.45cm" svg:height="0.557cm" svg:x="11.993cm" svg:y="13.677cm" svg:viewBox="0 0 451 558" draw:points="0,0 222,558 451,0">
          <text:p/>
        </draw:polygon>
        <draw:polygon draw:style-name="gr13" draw:text-style-name="P1" draw:layer="layout" svg:width="0.45cm" svg:height="0.557cm" svg:x="11.993cm" svg:y="13.677cm" svg:viewBox="0 0 451 558" draw:points="0,0 222,558 451,0">
          <text:p/>
        </draw:polygon>
        <draw:polygon draw:style-name="gr12" draw:text-style-name="P1" draw:layer="layout" svg:width="0.445cm" svg:height="0.557cm" svg:x="14.579cm" svg:y="13.677cm" svg:viewBox="0 0 446 558" draw:points="0,0 222,558 446,0">
          <text:p/>
        </draw:polygon>
        <draw:polygon draw:style-name="gr13" draw:text-style-name="P1" draw:layer="layout" svg:width="0.445cm" svg:height="0.557cm" svg:x="14.579cm" svg:y="13.677cm" svg:viewBox="0 0 446 558" draw:points="0,0 222,558 446,0">
          <text:p/>
        </draw:polygon>
        <draw:polygon draw:style-name="gr12" draw:text-style-name="P1" draw:layer="layout" svg:width="0.45cm" svg:height="0.557cm" svg:x="17.159cm" svg:y="13.677cm" svg:viewBox="0 0 451 558" draw:points="0,0 229,558 451,0">
          <text:p/>
        </draw:polygon>
        <draw:polygon draw:style-name="gr13" draw:text-style-name="P1" draw:layer="layout" svg:width="0.45cm" svg:height="0.557cm" svg:x="17.159cm" svg:y="13.677cm" svg:viewBox="0 0 451 558" draw:points="0,0 229,558 451,0">
          <text:p/>
        </draw:polygon>
        <draw:polygon draw:style-name="gr12" draw:text-style-name="P1" draw:layer="layout" svg:width="0.45cm" svg:height="0.557cm" svg:x="19.745cm" svg:y="13.677cm" svg:viewBox="0 0 451 558" draw:points="0,0 229,558 451,0">
          <text:p/>
        </draw:polygon>
        <draw:polygon draw:style-name="gr13" draw:text-style-name="P1" draw:layer="layout" svg:width="0.45cm" svg:height="0.557cm" svg:x="19.745cm" svg:y="13.677cm" svg:viewBox="0 0 451 558" draw:points="0,0 229,558 451,0">
          <text:p/>
        </draw:polygon>
        <draw:polygon draw:style-name="gr12" draw:text-style-name="P1" draw:layer="layout" svg:width="0.452cm" svg:height="0.557cm" svg:x="22.331cm" svg:y="13.677cm" svg:viewBox="0 0 453 558" draw:points="0,0 229,558 453,0">
          <text:p/>
        </draw:polygon>
        <draw:polygon draw:style-name="gr13" draw:text-style-name="P1" draw:layer="layout" svg:width="0.452cm" svg:height="0.557cm" svg:x="22.331cm" svg:y="13.677cm" svg:viewBox="0 0 453 558" draw:points="0,0 229,558 453,0">
          <text:p/>
        </draw:polygon>
        <draw:polygon draw:style-name="gr12" draw:text-style-name="P1" draw:layer="layout" svg:width="0.452cm" svg:height="0.557cm" svg:x="24.917cm" svg:y="13.677cm" svg:viewBox="0 0 453 558" draw:points="0,0 224,558 453,0">
          <text:p/>
        </draw:polygon>
        <draw:polygon draw:style-name="gr13" draw:text-style-name="P1" draw:layer="layout" svg:width="0.452cm" svg:height="0.557cm" svg:x="24.917cm" svg:y="13.677cm" svg:viewBox="0 0 453 558" draw:points="0,0 224,558 453,0">
          <text:p/>
        </draw:polygon>
        <draw:polygon draw:style-name="gr12" draw:text-style-name="P1" draw:layer="layout" svg:width="0.45cm" svg:height="0.557cm" svg:x="27.504cm" svg:y="13.677cm" svg:viewBox="0 0 451 558" draw:points="0,0 229,558 451,0">
          <text:p/>
        </draw:polygon>
        <draw:polygon draw:style-name="gr13" draw:text-style-name="P1" draw:layer="layout" svg:width="0.45cm" svg:height="0.557cm" svg:x="27.504cm" svg:y="13.677cm" svg:viewBox="0 0 451 558" draw:points="0,0 229,558 451,0">
          <text:p/>
        </draw:polygon>
        <draw:polyline draw:style-name="gr14" draw:text-style-name="P1" draw:layer="layout" svg:width="23.277cm" svg:height="5.627cm" svg:x="4.456cm" svg:y="7.915cm" svg:viewBox="0 0 23278 5628" draw:points="0,5628 2586,3779 5173,1550 7759,787 10345,386 12933,0 15519,112 18105,600 20685,631 23278,1245">
          <text:p/>
        </draw:polyline>
        <draw:polygon draw:style-name="gr15" draw:text-style-name="P1" draw:layer="layout" svg:width="0.45cm" svg:height="0.557cm" svg:x="4.234cm" svg:y="13.26cm" svg:viewBox="0 0 451 558" draw:points="0,558 451,558 222,0">
          <text:p/>
        </draw:polygon>
        <draw:polygon draw:style-name="gr16" draw:text-style-name="P1" draw:layer="layout" svg:width="0.45cm" svg:height="0.557cm" svg:x="4.234cm" svg:y="13.26cm" svg:viewBox="0 0 451 558" draw:points="0,558 451,558 222,0">
          <text:p/>
        </draw:polygon>
        <draw:polygon draw:style-name="gr15" draw:text-style-name="P1" draw:layer="layout" svg:width="0.45cm" svg:height="0.557cm" svg:x="6.819cm" svg:y="11.41cm" svg:viewBox="0 0 451 558" draw:points="0,558 451,558 222,0">
          <text:p/>
        </draw:polygon>
        <draw:polygon draw:style-name="gr16" draw:text-style-name="P1" draw:layer="layout" svg:width="0.45cm" svg:height="0.557cm" svg:x="6.819cm" svg:y="11.41cm" svg:viewBox="0 0 451 558" draw:points="0,558 451,558 222,0">
          <text:p/>
        </draw:polygon>
        <draw:polygon draw:style-name="gr15" draw:text-style-name="P1" draw:layer="layout" svg:width="0.452cm" svg:height="0.559cm" svg:x="9.405cm" svg:y="9.182cm" svg:viewBox="0 0 453 560" draw:points="0,560 453,560 224,0">
          <text:p/>
        </draw:polygon>
        <draw:polygon draw:style-name="gr16" draw:text-style-name="P1" draw:layer="layout" svg:width="0.452cm" svg:height="0.559cm" svg:x="9.405cm" svg:y="9.182cm" svg:viewBox="0 0 453 560" draw:points="0,560 453,560 224,0">
          <text:p/>
        </draw:polygon>
        <draw:polygon draw:style-name="gr15" draw:text-style-name="P1" draw:layer="layout" svg:width="0.45cm" svg:height="0.559cm" svg:x="11.993cm" svg:y="8.419cm" svg:viewBox="0 0 451 560" draw:points="0,560 451,560 222,0">
          <text:p/>
        </draw:polygon>
        <draw:polygon draw:style-name="gr16" draw:text-style-name="P1" draw:layer="layout" svg:width="0.45cm" svg:height="0.559cm" svg:x="11.993cm" svg:y="8.419cm" svg:viewBox="0 0 451 560" draw:points="0,560 451,560 222,0">
          <text:p/>
        </draw:polygon>
        <draw:polygon draw:style-name="gr15" draw:text-style-name="P1" draw:layer="layout" svg:width="0.445cm" svg:height="0.559cm" svg:x="14.579cm" svg:y="8.017cm" svg:viewBox="0 0 446 560" draw:points="0,560 446,560 222,0">
          <text:p/>
        </draw:polygon>
        <draw:polygon draw:style-name="gr16" draw:text-style-name="P1" draw:layer="layout" svg:width="0.445cm" svg:height="0.559cm" svg:x="14.579cm" svg:y="8.017cm" svg:viewBox="0 0 446 560" draw:points="0,560 446,560 222,0">
          <text:p/>
        </draw:polygon>
        <draw:polygon draw:style-name="gr17" draw:text-style-name="P1" draw:layer="layout" svg:width="0.45cm" svg:height="0.557cm" svg:x="17.159cm" svg:y="7.64cm" svg:viewBox="0 0 451 558" draw:points="0,558 451,558 229,0">
          <text:p/>
        </draw:polygon>
        <draw:polygon draw:style-name="gr18" draw:text-style-name="P1" draw:layer="layout" svg:width="0.45cm" svg:height="0.557cm" svg:x="17.159cm" svg:y="7.64cm" svg:viewBox="0 0 451 558" draw:points="0,558 451,558 229,0">
          <text:p/>
        </draw:polygon>
        <draw:polygon draw:style-name="gr15" draw:text-style-name="P1" draw:layer="layout" svg:width="0.45cm" svg:height="0.557cm" svg:x="19.745cm" svg:y="7.743cm" svg:viewBox="0 0 451 558" draw:points="0,558 451,558 229,0">
          <text:p/>
        </draw:polygon>
        <draw:polygon draw:style-name="gr16" draw:text-style-name="P1" draw:layer="layout" svg:width="0.45cm" svg:height="0.557cm" svg:x="19.745cm" svg:y="7.743cm" svg:viewBox="0 0 451 558" draw:points="0,558 451,558 229,0">
          <text:p/>
        </draw:polygon>
        <draw:polygon draw:style-name="gr15" draw:text-style-name="P1" draw:layer="layout" svg:width="0.452cm" svg:height="0.559cm" svg:x="22.331cm" svg:y="8.238cm" svg:viewBox="0 0 453 560" draw:points="0,560 453,560 229,0">
          <text:p/>
        </draw:polygon>
        <draw:polygon draw:style-name="gr16" draw:text-style-name="P1" draw:layer="layout" svg:width="0.452cm" svg:height="0.559cm" svg:x="22.331cm" svg:y="8.238cm" svg:viewBox="0 0 453 560" draw:points="0,560 453,560 229,0">
          <text:p/>
        </draw:polygon>
        <draw:polygon draw:style-name="gr15" draw:text-style-name="P1" draw:layer="layout" svg:width="0.452cm" svg:height="0.557cm" svg:x="24.917cm" svg:y="8.263cm" svg:viewBox="0 0 453 558" draw:points="0,558 453,558 224,0">
          <text:p/>
        </draw:polygon>
        <draw:polygon draw:style-name="gr16" draw:text-style-name="P1" draw:layer="layout" svg:width="0.452cm" svg:height="0.557cm" svg:x="24.917cm" svg:y="8.263cm" svg:viewBox="0 0 453 558" draw:points="0,558 453,558 224,0">
          <text:p/>
        </draw:polygon>
        <draw:polygon draw:style-name="gr15" draw:text-style-name="P1" draw:layer="layout" svg:width="0.45cm" svg:height="0.559cm" svg:x="27.504cm" svg:y="8.883cm" svg:viewBox="0 0 451 560" draw:points="0,560 451,560 229,0">
          <text:p/>
        </draw:polygon>
        <draw:polygon draw:style-name="gr16" draw:text-style-name="P1" draw:layer="layout" svg:width="0.45cm" svg:height="0.559cm" svg:x="27.504cm" svg:y="8.883cm" svg:viewBox="0 0 451 560" draw:points="0,560 451,560 229,0">
          <text:p/>
        </draw:polygon>
        <draw:polyline draw:style-name="gr19" draw:text-style-name="P1" draw:layer="layout" svg:width="23.277cm" svg:height="5.634cm" svg:x="4.456cm" svg:y="7.491cm" svg:viewBox="0 0 23278 5635" draw:points="0,5635 2586,4171 5173,1488 7759,732 10345,346 12933,0 15519,370 18105,591 20685,928 23278,1289">
          <text:p/>
        </draw:polyline>
        <draw:polygon draw:style-name="gr20" draw:text-style-name="P1" draw:layer="layout" svg:width="0.45cm" svg:height="0.559cm" svg:x="4.234cm" svg:y="12.849cm" svg:viewBox="0 0 451 560" draw:points="0,0 0,560 451,277">
          <text:p/>
        </draw:polygon>
        <draw:polygon draw:style-name="gr21" draw:text-style-name="P1" draw:layer="layout" svg:width="0.45cm" svg:height="0.559cm" svg:x="4.234cm" svg:y="12.849cm" svg:viewBox="0 0 451 560" draw:points="0,0 0,560 451,277">
          <text:p/>
        </draw:polygon>
        <draw:polygon draw:style-name="gr20" draw:text-style-name="P1" draw:layer="layout" svg:width="0.45cm" svg:height="0.557cm" svg:x="6.819cm" svg:y="11.379cm" svg:viewBox="0 0 451 558" draw:points="0,0 0,558 451,283">
          <text:p/>
        </draw:polygon>
        <draw:polygon draw:style-name="gr21" draw:text-style-name="P1" draw:layer="layout" svg:width="0.45cm" svg:height="0.557cm" svg:x="6.819cm" svg:y="11.379cm" svg:viewBox="0 0 451 558" draw:points="0,0 0,558 451,283">
          <text:p/>
        </draw:polygon>
        <draw:polygon draw:style-name="gr20" draw:text-style-name="P1" draw:layer="layout" svg:width="0.452cm" svg:height="0.557cm" svg:x="9.405cm" svg:y="8.696cm" svg:viewBox="0 0 453 558" draw:points="0,0 0,558 453,283">
          <text:p/>
        </draw:polygon>
        <draw:polygon draw:style-name="gr21" draw:text-style-name="P1" draw:layer="layout" svg:width="0.452cm" svg:height="0.557cm" svg:x="9.405cm" svg:y="8.696cm" svg:viewBox="0 0 453 558" draw:points="0,0 0,558 453,283">
          <text:p/>
        </draw:polygon>
        <draw:polygon draw:style-name="gr20" draw:text-style-name="P1" draw:layer="layout" svg:width="0.45cm" svg:height="0.557cm" svg:x="11.993cm" svg:y="7.939cm" svg:viewBox="0 0 451 558" draw:points="0,0 0,558 451,283">
          <text:p/>
        </draw:polygon>
        <draw:polygon draw:style-name="gr21" draw:text-style-name="P1" draw:layer="layout" svg:width="0.45cm" svg:height="0.557cm" svg:x="11.993cm" svg:y="7.939cm" svg:viewBox="0 0 451 558" draw:points="0,0 0,558 451,283">
          <text:p/>
        </draw:polygon>
        <draw:polygon draw:style-name="gr20" draw:text-style-name="P1" draw:layer="layout" svg:width="0.445cm" svg:height="0.557cm" svg:x="14.579cm" svg:y="7.562cm" svg:viewBox="0 0 446 558" draw:points="0,0 0,558 446,274">
          <text:p/>
        </draw:polygon>
        <draw:polygon draw:style-name="gr21" draw:text-style-name="P1" draw:layer="layout" svg:width="0.445cm" svg:height="0.557cm" svg:x="14.579cm" svg:y="7.562cm" svg:viewBox="0 0 446 558" draw:points="0,0 0,558 446,274">
          <text:p/>
        </draw:polygon>
        <draw:polygon draw:style-name="gr20" draw:text-style-name="P1" draw:layer="layout" svg:width="0.45cm" svg:height="0.559cm" svg:x="17.159cm" svg:y="7.214cm" svg:viewBox="0 0 451 560" draw:points="0,0 0,560 451,277">
          <text:p/>
        </draw:polygon>
        <draw:polygon draw:style-name="gr21" draw:text-style-name="P1" draw:layer="layout" svg:width="0.45cm" svg:height="0.559cm" svg:x="17.159cm" svg:y="7.214cm" svg:viewBox="0 0 451 560" draw:points="0,0 0,560 451,277">
          <text:p/>
        </draw:polygon>
        <draw:polygon draw:style-name="gr20" draw:text-style-name="P1" draw:layer="layout" svg:width="0.45cm" svg:height="0.559cm" svg:x="19.745cm" svg:y="7.585cm" svg:viewBox="0 0 451 560" draw:points="0,0 0,560 451,277">
          <text:p/>
        </draw:polygon>
        <draw:polygon draw:style-name="gr21" draw:text-style-name="P1" draw:layer="layout" svg:width="0.45cm" svg:height="0.559cm" svg:x="19.745cm" svg:y="7.585cm" svg:viewBox="0 0 451 560" draw:points="0,0 0,560 451,277">
          <text:p/>
        </draw:polygon>
        <draw:polygon draw:style-name="gr20" draw:text-style-name="P1" draw:layer="layout" svg:width="0.452cm" svg:height="0.559cm" svg:x="22.331cm" svg:y="7.806cm" svg:viewBox="0 0 453 560" draw:points="0,0 0,560 453,277">
          <text:p/>
        </draw:polygon>
        <draw:polygon draw:style-name="gr21" draw:text-style-name="P1" draw:layer="layout" svg:width="0.452cm" svg:height="0.559cm" svg:x="22.331cm" svg:y="7.806cm" svg:viewBox="0 0 453 560" draw:points="0,0 0,560 453,277">
          <text:p/>
        </draw:polygon>
        <draw:polygon draw:style-name="gr20" draw:text-style-name="P1" draw:layer="layout" svg:width="0.452cm" svg:height="0.559cm" svg:x="24.917cm" svg:y="8.136cm" svg:viewBox="0 0 453 560" draw:points="0,0 0,560 453,283">
          <text:p/>
        </draw:polygon>
        <draw:polygon draw:style-name="gr21" draw:text-style-name="P1" draw:layer="layout" svg:width="0.452cm" svg:height="0.559cm" svg:x="24.917cm" svg:y="8.136cm" svg:viewBox="0 0 453 560" draw:points="0,0 0,560 453,283">
          <text:p/>
        </draw:polygon>
        <draw:polygon draw:style-name="gr22" draw:text-style-name="P1" draw:layer="layout" svg:width="0.45cm" svg:height="0.557cm" svg:x="27.504cm" svg:y="8.506cm" svg:viewBox="0 0 451 558" draw:points="0,0 0,558 451,274">
          <text:p/>
        </draw:polygon>
        <draw:polygon draw:style-name="gr23" draw:text-style-name="P1" draw:layer="layout" svg:width="0.45cm" svg:height="0.557cm" svg:x="27.504cm" svg:y="8.506cm" svg:viewBox="0 0 451 558" draw:points="0,0 0,558 451,274">
          <text:p/>
        </draw:polygon>
        <draw:polygon draw:style-name="gr21" draw:text-style-name="P1" draw:layer="layout" svg:width="0.45cm" svg:height="0.557cm" svg:x="27.504cm" svg:y="8.506cm" svg:viewBox="0 0 451 558" draw:points="0,0 0,558 451,274">
          <text:p/>
        </draw:polygon>
        <draw:polyline draw:style-name="gr24" draw:text-style-name="P1" draw:layer="layout" svg:width="23.277cm" svg:height="5.917cm" svg:x="4.456cm" svg:y="5.713cm" svg:viewBox="0 0 23278 5918" draw:points="0,5918 2586,3618 5173,1896 7759,825 10345,259 12933,0 15519,306 18105,402 20685,558 23278,825">
          <text:p/>
        </draw:polyline>
        <draw:polygon draw:style-name="gr25" draw:text-style-name="P1" draw:layer="layout" svg:width="0.45cm" svg:height="0.55cm" svg:x="4.234cm" svg:y="11.355cm" svg:viewBox="0 0 451 551" draw:points="0,277 451,551 451,0">
          <text:p/>
        </draw:polygon>
        <draw:polygon draw:style-name="gr26" draw:text-style-name="P1" draw:layer="layout" svg:width="0.45cm" svg:height="0.55cm" svg:x="4.234cm" svg:y="11.355cm" svg:viewBox="0 0 451 551" draw:points="0,277 451,551 451,0">
          <text:p/>
        </draw:polygon>
        <draw:polygon draw:style-name="gr27" draw:text-style-name="P1" draw:layer="layout" svg:width="0.45cm" svg:height="0.55cm" svg:x="4.234cm" svg:y="11.355cm" svg:viewBox="0 0 451 551" draw:points="0,277 451,551 451,0">
          <text:p/>
        </draw:polygon>
        <draw:polygon draw:style-name="gr28" draw:text-style-name="P1" draw:layer="layout" svg:width="0.45cm" svg:height="0.557cm" svg:x="6.819cm" svg:y="9.057cm" svg:viewBox="0 0 451 558" draw:points="0,274 451,558 451,0">
          <text:p/>
        </draw:polygon>
        <draw:polygon draw:style-name="gr27" draw:text-style-name="P1" draw:layer="layout" svg:width="0.45cm" svg:height="0.557cm" svg:x="6.819cm" svg:y="9.057cm" svg:viewBox="0 0 451 558" draw:points="0,274 451,558 451,0">
          <text:p/>
        </draw:polygon>
        <draw:polygon draw:style-name="gr28" draw:text-style-name="P1" draw:layer="layout" svg:width="0.452cm" svg:height="0.559cm" svg:x="9.405cm" svg:y="7.333cm" svg:viewBox="0 0 453 560" draw:points="0,277 453,560 453,0">
          <text:p/>
        </draw:polygon>
        <draw:polygon draw:style-name="gr27" draw:text-style-name="P1" draw:layer="layout" svg:width="0.452cm" svg:height="0.559cm" svg:x="9.405cm" svg:y="7.333cm" svg:viewBox="0 0 453 560" draw:points="0,277 453,560 453,0">
          <text:p/>
        </draw:polygon>
        <draw:polygon draw:style-name="gr28" draw:text-style-name="P1" draw:layer="layout" svg:width="0.45cm" svg:height="0.557cm" svg:x="11.993cm" svg:y="6.264cm" svg:viewBox="0 0 451 558" draw:points="0,274 451,558 451,0">
          <text:p/>
        </draw:polygon>
        <draw:polygon draw:style-name="gr27" draw:text-style-name="P1" draw:layer="layout" svg:width="0.45cm" svg:height="0.557cm" svg:x="11.993cm" svg:y="6.264cm" svg:viewBox="0 0 451 558" draw:points="0,274 451,558 451,0">
          <text:p/>
        </draw:polygon>
        <draw:polygon draw:style-name="gr28" draw:text-style-name="P1" draw:layer="layout" svg:width="0.445cm" svg:height="0.557cm" svg:x="14.579cm" svg:y="5.698cm" svg:viewBox="0 0 446 558" draw:points="0,274 446,558 446,0">
          <text:p/>
        </draw:polygon>
        <draw:polygon draw:style-name="gr27" draw:text-style-name="P1" draw:layer="layout" svg:width="0.445cm" svg:height="0.557cm" svg:x="14.579cm" svg:y="5.698cm" svg:viewBox="0 0 446 558" draw:points="0,274 446,558 446,0">
          <text:p/>
        </draw:polygon>
        <draw:polygon draw:style-name="gr28" draw:text-style-name="P1" draw:layer="layout" svg:width="0.45cm" svg:height="0.55cm" svg:x="17.159cm" svg:y="5.437cm" svg:viewBox="0 0 451 551" draw:points="0,277 451,551 451,0">
          <text:p/>
        </draw:polygon>
        <draw:polygon draw:style-name="gr27" draw:text-style-name="P1" draw:layer="layout" svg:width="0.45cm" svg:height="0.55cm" svg:x="17.159cm" svg:y="5.437cm" svg:viewBox="0 0 451 551" draw:points="0,277 451,551 451,0">
          <text:p/>
        </draw:polygon>
        <draw:polygon draw:style-name="gr28" draw:text-style-name="P1" draw:layer="layout" svg:width="0.45cm" svg:height="0.557cm" svg:x="19.745cm" svg:y="5.744cm" svg:viewBox="0 0 451 558" draw:points="0,274 451,558 451,0">
          <text:p/>
        </draw:polygon>
        <draw:polygon draw:style-name="gr27" draw:text-style-name="P1" draw:layer="layout" svg:width="0.45cm" svg:height="0.557cm" svg:x="19.745cm" svg:y="5.744cm" svg:viewBox="0 0 451 558" draw:points="0,274 451,558 451,0">
          <text:p/>
        </draw:polygon>
        <draw:polygon draw:style-name="gr28" draw:text-style-name="P1" draw:layer="layout" svg:width="0.452cm" svg:height="0.55cm" svg:x="22.331cm" svg:y="5.838cm" svg:viewBox="0 0 453 551" draw:points="0,277 453,551 453,0">
          <text:p/>
        </draw:polygon>
        <draw:polygon draw:style-name="gr27" draw:text-style-name="P1" draw:layer="layout" svg:width="0.452cm" svg:height="0.55cm" svg:x="22.331cm" svg:y="5.838cm" svg:viewBox="0 0 453 551" draw:points="0,277 453,551 453,0">
          <text:p/>
        </draw:polygon>
        <draw:polygon draw:style-name="gr28" draw:text-style-name="P1" draw:layer="layout" svg:width="0.452cm" svg:height="0.557cm" svg:x="24.917cm" svg:y="5.996cm" svg:viewBox="0 0 453 558" draw:points="0,274 453,558 453,0">
          <text:p/>
        </draw:polygon>
        <draw:polygon draw:style-name="gr27" draw:text-style-name="P1" draw:layer="layout" svg:width="0.452cm" svg:height="0.557cm" svg:x="24.917cm" svg:y="5.996cm" svg:viewBox="0 0 453 558" draw:points="0,274 453,558 453,0">
          <text:p/>
        </draw:polygon>
        <draw:polygon draw:style-name="gr28" draw:text-style-name="P1" draw:layer="layout" svg:width="0.45cm" svg:height="0.557cm" svg:x="27.504cm" svg:y="6.264cm" svg:viewBox="0 0 451 558" draw:points="0,274 451,558 451,0">
          <text:p/>
        </draw:polygon>
        <draw:polygon draw:style-name="gr27" draw:text-style-name="P1" draw:layer="layout" svg:width="0.45cm" svg:height="0.557cm" svg:x="27.504cm" svg:y="6.264cm" svg:viewBox="0 0 451 558" draw:points="0,274 451,558 451,0">
          <text:p/>
        </draw:polygon>
        <draw:polyline draw:style-name="gr29" draw:text-style-name="P1" draw:layer="layout" svg:width="23.277cm" svg:height="5.594cm" svg:x="4.456cm" svg:y="8.515cm" svg:viewBox="0 0 23278 5595" draw:points="0,5595 2586,3147 5173,1682 7759,1077 10345,533 12933,0 15519,290 18105,850 20685,770 23278,1077">
          <text:p/>
        </draw:polyline>
        <draw:polygon draw:style-name="gr30" draw:text-style-name="P1" draw:layer="layout" svg:width="0.45cm" svg:height="0.559cm" svg:x="4.234cm" svg:y="13.833cm" svg:viewBox="0 0 451 560" draw:points="0,0 0,560 451,0 451,560">
          <text:p/>
        </draw:polygon>
        <draw:polygon draw:style-name="gr31" draw:text-style-name="P1" draw:layer="layout" svg:width="0.45cm" svg:height="0.559cm" svg:x="4.234cm" svg:y="13.833cm" svg:viewBox="0 0 451 560" draw:points="0,0 0,560 451,0 451,560">
          <text:p/>
        </draw:polygon>
        <draw:polygon draw:style-name="gr30" draw:text-style-name="P1" draw:layer="layout" svg:width="0.45cm" svg:height="0.559cm" svg:x="6.819cm" svg:y="11.386cm" svg:viewBox="0 0 451 560" draw:points="0,0 0,560 451,0 451,560">
          <text:p/>
        </draw:polygon>
        <draw:polygon draw:style-name="gr31" draw:text-style-name="P1" draw:layer="layout" svg:width="0.45cm" svg:height="0.559cm" svg:x="6.819cm" svg:y="11.386cm" svg:viewBox="0 0 451 560" draw:points="0,0 0,560 451,0 451,560">
          <text:p/>
        </draw:polygon>
        <draw:polygon draw:style-name="gr30" draw:text-style-name="P1" draw:layer="layout" svg:width="0.452cm" svg:height="0.557cm" svg:x="9.405cm" svg:y="9.922cm" svg:viewBox="0 0 453 558" draw:points="0,0 0,558 453,0 453,558">
          <text:p/>
        </draw:polygon>
        <draw:polygon draw:style-name="gr31" draw:text-style-name="P1" draw:layer="layout" svg:width="0.452cm" svg:height="0.557cm" svg:x="9.405cm" svg:y="9.922cm" svg:viewBox="0 0 453 558" draw:points="0,0 0,558 453,0 453,558">
          <text:p/>
        </draw:polygon>
        <draw:polygon draw:style-name="gr30" draw:text-style-name="P1" draw:layer="layout" svg:width="0.45cm" svg:height="0.557cm" svg:x="11.993cm" svg:y="9.309cm" svg:viewBox="0 0 451 558" draw:points="0,0 0,558 451,0 451,558">
          <text:p/>
        </draw:polygon>
        <draw:polygon draw:style-name="gr31" draw:text-style-name="P1" draw:layer="layout" svg:width="0.45cm" svg:height="0.557cm" svg:x="11.993cm" svg:y="9.309cm" svg:viewBox="0 0 451 558" draw:points="0,0 0,558 451,0 451,558">
          <text:p/>
        </draw:polygon>
        <draw:polygon draw:style-name="gr30" draw:text-style-name="P1" draw:layer="layout" svg:width="0.445cm" svg:height="0.55cm" svg:x="14.579cm" svg:y="8.774cm" svg:viewBox="0 0 446 551" draw:points="0,0 0,551 446,0 446,551">
          <text:p/>
        </draw:polygon>
        <draw:polygon draw:style-name="gr31" draw:text-style-name="P1" draw:layer="layout" svg:width="0.445cm" svg:height="0.55cm" svg:x="14.579cm" svg:y="8.774cm" svg:viewBox="0 0 446 551" draw:points="0,0 0,551 446,0 446,551">
          <text:p/>
        </draw:polygon>
        <draw:polygon draw:style-name="gr30" draw:text-style-name="P1" draw:layer="layout" svg:width="0.45cm" svg:height="0.559cm" svg:x="17.159cm" svg:y="8.238cm" svg:viewBox="0 0 451 560" draw:points="0,0 0,560 451,0 451,560">
          <text:p/>
        </draw:polygon>
        <draw:polygon draw:style-name="gr31" draw:text-style-name="P1" draw:layer="layout" svg:width="0.45cm" svg:height="0.559cm" svg:x="17.159cm" svg:y="8.238cm" svg:viewBox="0 0 451 560" draw:points="0,0 0,560 451,0 451,560">
          <text:p/>
        </draw:polygon>
        <draw:polygon draw:style-name="gr30" draw:text-style-name="P1" draw:layer="layout" svg:width="0.45cm" svg:height="0.557cm" svg:x="19.745cm" svg:y="8.531cm" svg:viewBox="0 0 451 558" draw:points="0,0 0,558 451,0 451,558">
          <text:p/>
        </draw:polygon>
        <draw:polygon draw:style-name="gr31" draw:text-style-name="P1" draw:layer="layout" svg:width="0.45cm" svg:height="0.557cm" svg:x="19.745cm" svg:y="8.531cm" svg:viewBox="0 0 451 558" draw:points="0,0 0,558 451,0 451,558">
          <text:p/>
        </draw:polygon>
        <draw:polygon draw:style-name="gr30" draw:text-style-name="P1" draw:layer="layout" svg:width="0.452cm" svg:height="0.55cm" svg:x="22.331cm" svg:y="9.088cm" svg:viewBox="0 0 453 551" draw:points="0,0 0,551 453,0 453,551">
          <text:p/>
        </draw:polygon>
        <draw:polygon draw:style-name="gr31" draw:text-style-name="P1" draw:layer="layout" svg:width="0.452cm" svg:height="0.55cm" svg:x="22.331cm" svg:y="9.088cm" svg:viewBox="0 0 453 551" draw:points="0,0 0,551 453,0 453,551">
          <text:p/>
        </draw:polygon>
        <draw:polygon draw:style-name="gr30" draw:text-style-name="P1" draw:layer="layout" svg:width="0.452cm" svg:height="0.559cm" svg:x="24.917cm" svg:y="9.001cm" svg:viewBox="0 0 453 560" draw:points="0,0 0,560 453,0 453,560">
          <text:p/>
        </draw:polygon>
        <draw:polygon draw:style-name="gr31" draw:text-style-name="P1" draw:layer="layout" svg:width="0.452cm" svg:height="0.559cm" svg:x="24.917cm" svg:y="9.001cm" svg:viewBox="0 0 453 560" draw:points="0,0 0,560 453,0 453,560">
          <text:p/>
        </draw:polygon>
        <draw:polygon draw:style-name="gr30" draw:text-style-name="P1" draw:layer="layout" svg:width="0.45cm" svg:height="0.557cm" svg:x="27.504cm" svg:y="9.309cm" svg:viewBox="0 0 451 558" draw:points="0,0 0,558 451,0 451,558">
          <text:p/>
        </draw:polygon>
        <draw:polygon draw:style-name="gr31" draw:text-style-name="P1" draw:layer="layout" svg:width="0.45cm" svg:height="0.557cm" svg:x="27.504cm" svg:y="9.309cm" svg:viewBox="0 0 451 558" draw:points="0,0 0,558 451,0 451,558">
          <text:p/>
        </draw:polygon>
        <draw:polyline draw:style-name="gr32" draw:text-style-name="P1" draw:layer="layout" svg:width="23.277cm" svg:height="5.939cm" svg:x="4.456cm" svg:y="8.341cm" svg:viewBox="0 0 23278 5940" draw:points="0,5940 2586,2942 5173,1503 7759,1251 10345,489 12933,0 15519,417 18105,613 20685,850 23278,1251">
          <text:p/>
        </draw:polyline>
        <draw:polygon draw:style-name="gr33" draw:text-style-name="P1" draw:layer="layout" svg:width="0.45cm" svg:height="0.55cm" svg:x="4.234cm" svg:y="14.007cm" svg:viewBox="0 0 451 551" draw:points="0,551 451,551 0,0 451,0">
          <text:p/>
        </draw:polygon>
        <draw:polygon draw:style-name="gr34" draw:text-style-name="P1" draw:layer="layout" svg:width="0.45cm" svg:height="0.55cm" svg:x="4.234cm" svg:y="14.007cm" svg:viewBox="0 0 451 551" draw:points="0,551 451,551 0,0 451,0">
          <text:p/>
        </draw:polygon>
        <draw:polygon draw:style-name="gr35" draw:text-style-name="P1" draw:layer="layout" svg:width="0.45cm" svg:height="0.55cm" svg:x="4.234cm" svg:y="14.007cm" svg:viewBox="0 0 451 551" draw:points="0,551 451,551 0,0 451,0">
          <text:p/>
        </draw:polygon>
        <draw:polygon draw:style-name="gr36" draw:text-style-name="P1" draw:layer="layout" svg:width="0.45cm" svg:height="0.557cm" svg:x="6.819cm" svg:y="11.009cm" svg:viewBox="0 0 451 558" draw:points="0,558 451,558 0,0 451,0">
          <text:p/>
        </draw:polygon>
        <draw:polygon draw:style-name="gr34" draw:text-style-name="P1" draw:layer="layout" svg:width="0.45cm" svg:height="0.557cm" svg:x="6.819cm" svg:y="11.009cm" svg:viewBox="0 0 451 558" draw:points="0,558 451,558 0,0 451,0">
          <text:p/>
        </draw:polygon>
        <draw:polygon draw:style-name="gr37" draw:text-style-name="P1" draw:layer="layout" svg:width="0.452cm" svg:height="0.559cm" svg:x="9.405cm" svg:y="9.568cm" svg:viewBox="0 0 453 560" draw:points="0,560 453,560 0,0 453,0">
          <text:p/>
        </draw:polygon>
        <draw:polygon draw:style-name="gr35" draw:text-style-name="P1" draw:layer="layout" svg:width="0.452cm" svg:height="0.559cm" svg:x="9.405cm" svg:y="9.568cm" svg:viewBox="0 0 453 560" draw:points="0,560 453,560 0,0 453,0">
          <text:p/>
        </draw:polygon>
        <draw:polygon draw:style-name="gr37" draw:text-style-name="P1" draw:layer="layout" svg:width="0.45cm" svg:height="0.557cm" svg:x="11.993cm" svg:y="9.309cm" svg:viewBox="0 0 451 558" draw:points="0,558 451,558 0,0 451,0">
          <text:p/>
        </draw:polygon>
        <draw:polygon draw:style-name="gr35" draw:text-style-name="P1" draw:layer="layout" svg:width="0.45cm" svg:height="0.557cm" svg:x="11.993cm" svg:y="9.309cm" svg:viewBox="0 0 451 558" draw:points="0,558 451,558 0,0 451,0">
          <text:p/>
        </draw:polygon>
        <draw:polygon draw:style-name="gr37" draw:text-style-name="P1" draw:layer="layout" svg:width="0.445cm" svg:height="0.55cm" svg:x="14.579cm" svg:y="8.553cm" svg:viewBox="0 0 446 551" draw:points="0,551 446,551 0,0 446,0">
          <text:p/>
        </draw:polygon>
        <draw:polygon draw:style-name="gr35" draw:text-style-name="P1" draw:layer="layout" svg:width="0.445cm" svg:height="0.55cm" svg:x="14.579cm" svg:y="8.553cm" svg:viewBox="0 0 446 551" draw:points="0,551 446,551 0,0 446,0">
          <text:p/>
        </draw:polygon>
        <draw:polygon draw:style-name="gr37" draw:text-style-name="P1" draw:layer="layout" svg:width="0.45cm" svg:height="0.559cm" svg:x="17.159cm" svg:y="8.064cm" svg:viewBox="0 0 451 560" draw:points="0,560 451,560 0,0 451,0">
          <text:p/>
        </draw:polygon>
        <draw:polygon draw:style-name="gr35" draw:text-style-name="P1" draw:layer="layout" svg:width="0.45cm" svg:height="0.559cm" svg:x="17.159cm" svg:y="8.064cm" svg:viewBox="0 0 451 560" draw:points="0,560 451,560 0,0 451,0">
          <text:p/>
        </draw:polygon>
        <draw:polygon draw:style-name="gr37" draw:text-style-name="P1" draw:layer="layout" svg:width="0.45cm" svg:height="0.559cm" svg:x="19.745cm" svg:y="8.481cm" svg:viewBox="0 0 451 560" draw:points="0,560 451,560 0,0 451,0">
          <text:p/>
        </draw:polygon>
        <draw:polygon draw:style-name="gr35" draw:text-style-name="P1" draw:layer="layout" svg:width="0.45cm" svg:height="0.559cm" svg:x="19.745cm" svg:y="8.481cm" svg:viewBox="0 0 451 560" draw:points="0,560 451,560 0,0 451,0">
          <text:p/>
        </draw:polygon>
        <draw:polygon draw:style-name="gr37" draw:text-style-name="P1" draw:layer="layout" svg:width="0.452cm" svg:height="0.559cm" svg:x="22.331cm" svg:y="8.671cm" svg:viewBox="0 0 453 560" draw:points="0,560 453,560 0,0 453,0">
          <text:p/>
        </draw:polygon>
        <draw:polygon draw:style-name="gr35" draw:text-style-name="P1" draw:layer="layout" svg:width="0.452cm" svg:height="0.559cm" svg:x="22.331cm" svg:y="8.671cm" svg:viewBox="0 0 453 560" draw:points="0,560 453,560 0,0 453,0">
          <text:p/>
        </draw:polygon>
        <draw:polygon draw:style-name="gr37" draw:text-style-name="P1" draw:layer="layout" svg:width="0.452cm" svg:height="0.557cm" svg:x="24.917cm" svg:y="8.907cm" svg:viewBox="0 0 453 558" draw:points="0,558 453,558 0,0 453,0">
          <text:p/>
        </draw:polygon>
        <draw:polygon draw:style-name="gr35" draw:text-style-name="P1" draw:layer="layout" svg:width="0.452cm" svg:height="0.557cm" svg:x="24.917cm" svg:y="8.907cm" svg:viewBox="0 0 453 558" draw:points="0,558 453,558 0,0 453,0">
          <text:p/>
        </draw:polygon>
        <draw:polygon draw:style-name="gr37" draw:text-style-name="P1" draw:layer="layout" svg:width="0.45cm" svg:height="0.557cm" svg:x="27.504cm" svg:y="9.309cm" svg:viewBox="0 0 451 558" draw:points="0,558 451,558 0,0 451,0">
          <text:p/>
        </draw:polygon>
        <draw:polygon draw:style-name="gr35" draw:text-style-name="P1" draw:layer="layout" svg:width="0.45cm" svg:height="0.557cm" svg:x="27.504cm" svg:y="9.309cm" svg:viewBox="0 0 451 558" draw:points="0,558 451,558 0,0 451,0">
          <text:p/>
        </draw:polygon>
        <draw:polyline draw:style-name="gr38" draw:text-style-name="P1" draw:layer="layout" svg:width="23.277cm" svg:height="4.625cm" svg:x="4.456cm" svg:y="6.507cm" svg:viewBox="0 0 23278 4626" draw:points="0,4626 2586,2273 5173,1385 7759,819 10345,417 12933,0 15519,489 18105,551 20685,897 23278,897">
          <text:p/>
        </draw:polyline>
        <draw:polygon draw:style-name="gr39" draw:text-style-name="P1" draw:layer="layout" svg:width="0.45cm" svg:height="0.557cm" svg:x="4.234cm" svg:y="10.859cm" svg:viewBox="0 0 451 558" draw:points="451,274 451,268 451,259 446,243 446,228 446,221 439,205 439,196 439,181 433,172 426,165 426,149 421,141 414,125 406,118 401,109 394,103 388,94 381,78 376,71 368,62 363,56 356,47 343,47 338,38 330,31 318,22 312,22 300,16 293,16 280,7 273,7 260,0 255,0 242,0 235,0 222,0 217,0 204,0 197,0 184,0 172,7 164,7 159,16 146,16 139,22 126,22 121,31 114,38 101,47 96,47 88,56 76,62 70,71 63,78 56,94 51,103 43,109 38,118 31,125 25,141 25,149 18,165 13,172 13,181 5,196 5,205 5,221 0,228 0,243 0,259 0,268 0,274 0,290 0,299 0,315 0,330 5,339 5,355 5,361 13,377 13,386 18,393 25,408 25,417 31,433 38,439 43,448 51,455 56,464 63,480 70,489 76,495 88,504 96,511 101,511 114,520 121,526 126,535 139,535 146,542 159,542 164,551 172,551 184,551 197,551 204,558 217,558 222,558 235,558 242,558 255,551 260,551 273,551 280,551 293,542 300,542 312,535 318,535 330,526 338,520 343,511 356,511 363,504 368,495 376,489 381,480 388,464 394,455 401,448 406,439 414,433 421,417 426,408 426,393 433,386 439,377 439,361 439,355 446,339 446,330 446,315 451,299 451,290">
          <text:p/>
        </draw:polygon>
        <draw:polygon draw:style-name="gr40" draw:text-style-name="P1" draw:layer="layout" svg:width="0.45cm" svg:height="0.557cm" svg:x="4.234cm" svg:y="10.859cm" svg:viewBox="0 0 451 558" draw:points="451,274 451,268 451,259 446,243 446,228 446,221 439,205 439,196 439,181 433,172 426,165 426,149 421,141 414,125 406,118 401,109 394,103 388,94 381,78 376,71 368,62 363,56 356,47 343,47 338,38 330,31 318,22 312,22 300,16 293,16 280,7 273,7 260,0 255,0 242,0 235,0 222,0 217,0 204,0 197,0 184,0 172,7 164,7 159,16 146,16 139,22 126,22 121,31 114,38 101,47 96,47 88,56 76,62 70,71 63,78 56,94 51,103 43,109 38,118 31,125 25,141 25,149 18,165 13,172 13,181 5,196 5,205 5,221 0,228 0,243 0,259 0,268 0,274 0,290 0,299 0,315 0,330 5,339 5,355 5,361 13,377 13,386 18,393 25,408 25,417 31,433 38,439 43,448 51,455 56,464 63,480 70,489 76,495 88,504 96,511 101,511 114,520 121,526 126,535 139,535 146,542 159,542 164,551 172,551 184,551 197,551 204,558 217,558 222,558 235,558 242,558 255,551 260,551 273,551 280,551 293,542 300,542 312,535 318,535 330,526 338,520 343,511 356,511 363,504 368,495 376,489 381,480 388,464 394,455 401,448 406,439 414,433 421,417 426,408 426,393 433,386 439,377 439,361 439,355 446,339 446,330 446,315 451,299 451,290">
          <text:p/>
        </draw:polygon>
        <draw:polygon draw:style-name="gr41" draw:text-style-name="P1" draw:layer="layout" svg:width="0.45cm" svg:height="0.557cm" svg:x="6.819cm" svg:y="8.506cm" svg:viewBox="0 0 451 558" draw:points="451,274 446,268 446,252 446,236 446,228 446,221 439,205 439,196 433,181 433,174 426,158 421,149 421,134 414,125 408,118 401,109 395,94 388,87 383,78 376,71 370,62 363,56 350,47 343,40 338,31 325,31 318,25 312,16 300,16 293,9 280,9 274,9 262,0 255,0 242,0 237,0 222,0 217,0 204,0 191,0 184,0 179,9 166,9 159,9 146,16 141,16 128,25 121,31 108,31 101,40 96,47 88,56 76,62 70,71 63,78 58,87 51,94 45,109 38,118 33,125 25,134 25,149 20,158 13,174 13,181 7,196 7,205 7,221 0,228 0,236 0,252 0,268 0,274 0,292 0,299 0,315 0,323 7,339 7,346 7,361 13,370 13,386 20,393 25,402 25,417 33,426 38,433 45,448 51,457 58,464 63,473 70,480 76,489 88,495 96,504 101,511 108,520 121,526 128,526 141,535 146,535 159,542 166,542 179,551 184,551 191,551 204,551 217,558 222,558 237,558 242,551 255,551 262,551 274,551 280,542 293,542 300,535 312,535 318,526 325,526 338,520 343,511 350,504 363,495 370,489 376,480 383,473 388,464 395,457 401,448 408,433 414,426 421,417 421,402 426,393 433,386 433,370 439,361 439,346 446,339 446,323 446,315 446,299 446,292">
          <text:p/>
        </draw:polygon>
        <draw:polygon draw:style-name="gr42" draw:text-style-name="P1" draw:layer="layout" svg:width="0.45cm" svg:height="0.557cm" svg:x="6.819cm" svg:y="8.506cm" svg:viewBox="0 0 451 558" draw:points="451,274 446,268 446,252 446,236 446,228 446,221 439,205 439,196 433,181 433,174 426,158 421,149 421,134 414,125 408,118 401,109 395,94 388,87 383,78 376,71 370,62 363,56 350,47 343,40 338,31 325,31 318,25 312,16 300,16 293,9 280,9 274,9 262,0 255,0 242,0 237,0 222,0 217,0 204,0 191,0 184,0 179,9 166,9 159,9 146,16 141,16 128,25 121,31 108,31 101,40 96,47 88,56 76,62 70,71 63,78 58,87 51,94 45,109 38,118 33,125 25,134 25,149 20,158 13,174 13,181 7,196 7,205 7,221 0,228 0,236 0,252 0,268 0,274 0,292 0,299 0,315 0,323 7,339 7,346 7,361 13,370 13,386 20,393 25,402 25,417 33,426 38,433 45,448 51,457 58,464 63,473 70,480 76,489 88,495 96,504 101,511 108,520 121,526 128,526 141,535 146,535 159,542 166,542 179,551 184,551 191,551 204,551 217,558 222,558 237,558 242,551 255,551 262,551 274,551 280,542 293,542 300,535 312,535 318,526 325,526 338,520 343,511 350,504 363,495 370,489 376,480 383,473 388,464 395,457 401,448 408,433 414,426 421,417 421,402 426,393 433,386 433,370 439,361 439,346 446,339 446,323 446,315 446,299 446,292">
          <text:p/>
        </draw:polygon>
        <draw:polygon draw:style-name="gr41" draw:text-style-name="P1" draw:layer="layout" svg:width="0.452cm" svg:height="0.559cm" svg:x="9.405cm" svg:y="7.616cm" svg:viewBox="0 0 453 560" draw:points="453,277 453,268 446,252 446,245 446,230 446,221 441,205 441,199 433,183 433,174 428,158 428,149 421,143 415,127 408,118 403,112 395,103 388,87 383,80 376,71 370,65 363,56 350,49 345,40 338,40 325,31 320,25 312,25 300,16 294,9 280,9 274,9 262,0 255,0 242,0 237,0 224,0 217,0 204,0 191,0 186,0 179,9 166,9 153,9 146,16 141,25 128,25 121,31 108,40 103,40 96,49 90,56 78,65 70,71 65,80 58,87 51,103 45,112 38,118 33,127 25,143 25,149 20,158 13,174 13,183 7,199 7,205 7,221 0,230 0,245 0,252 0,268 0,277 0,292 0,299 0,315 0,323 7,339 7,355 7,364 13,370 13,386 20,395 25,410 25,417 33,426 38,442 45,448 51,457 58,466 65,473 70,489 78,489 90,504 96,504 103,513 108,520 121,529 128,535 141,535 146,544 153,544 166,544 179,551 186,551 191,551 204,560 217,560 224,560 237,560 242,560 255,551 262,551 274,551 280,544 294,544 300,544 312,535 320,535 325,529 338,520 345,513 350,504 363,504 370,489 376,489 383,473 388,466 395,457 403,448 408,442 415,426 421,417 428,410 428,395 433,386 433,370 441,364 441,355 446,339 446,323 446,315 446,299 453,292">
          <text:p/>
        </draw:polygon>
        <draw:polygon draw:style-name="gr42" draw:text-style-name="P1" draw:layer="layout" svg:width="0.452cm" svg:height="0.559cm" svg:x="9.405cm" svg:y="7.616cm" svg:viewBox="0 0 453 560" draw:points="453,277 453,268 446,252 446,245 446,230 446,221 441,205 441,199 433,183 433,174 428,158 428,149 421,143 415,127 408,118 403,112 395,103 388,87 383,80 376,71 370,65 363,56 350,49 345,40 338,40 325,31 320,25 312,25 300,16 294,9 280,9 274,9 262,0 255,0 242,0 237,0 224,0 217,0 204,0 191,0 186,0 179,9 166,9 153,9 146,16 141,25 128,25 121,31 108,40 103,40 96,49 90,56 78,65 70,71 65,80 58,87 51,103 45,112 38,118 33,127 25,143 25,149 20,158 13,174 13,183 7,199 7,205 7,221 0,230 0,245 0,252 0,268 0,277 0,292 0,299 0,315 0,323 7,339 7,355 7,364 13,370 13,386 20,395 25,410 25,417 33,426 38,442 45,448 51,457 58,466 65,473 70,489 78,489 90,504 96,504 103,513 108,520 121,529 128,535 141,535 146,544 153,544 166,544 179,551 186,551 191,551 204,560 217,560 224,560 237,560 242,560 255,551 262,551 274,551 280,544 294,544 300,544 312,535 320,535 325,529 338,520 345,513 350,504 363,504 370,489 376,489 383,473 388,466 395,457 403,448 408,442 415,426 421,417 428,410 428,395 433,386 433,370 441,364 441,355 446,339 446,323 446,315 446,299 453,292">
          <text:p/>
        </draw:polygon>
        <draw:polygon draw:style-name="gr41" draw:text-style-name="P1" draw:layer="layout" svg:width="0.45cm" svg:height="0.557cm" svg:x="11.993cm" svg:y="7.043cm" svg:viewBox="0 0 451 558" draw:points="451,283 451,268 444,259 444,243 444,236 444,221 439,212 439,196 432,190 432,172 426,165 426,149 419,141 414,134 406,118 401,109 394,103 388,94 381,87 376,78 368,71 363,62 356,56 343,47 338,38 330,31 318,31 311,22 298,16 293,16 280,16 273,7 260,7 255,0 242,0 235,0 222,0 209,0 202,0 197,0 184,7 172,7 164,16 152,16 146,16 139,22 126,31 121,31 108,38 101,47 94,56 88,62 76,71 69,78 63,87 56,94 51,103 43,109 38,118 31,134 31,141 25,149 18,165 13,172 13,190 5,196 5,212 5,221 0,236 0,243 0,259 0,268 0,283 0,290 0,306 0,315 0,330 5,339 5,355 5,361 13,377 13,386 18,402 25,408 31,417 31,433 38,439 43,448 51,464 56,473 63,480 69,489 76,495 88,504 94,511 101,520 108,526 121,526 126,535 139,542 146,542 152,551 164,551 172,551 184,558 197,558 202,558 209,558 222,558 235,558 242,558 255,558 260,558 273,551 280,551 293,551 298,542 311,542 318,535 330,526 338,526 343,520 356,511 363,504 368,495 376,489 381,480 388,473 394,464 401,448 406,439 414,433 419,417 426,408 426,402 432,386 432,377 439,361 439,355 444,339 444,330 444,315 444,306 451,290">
          <text:p/>
        </draw:polygon>
        <draw:polygon draw:style-name="gr42" draw:text-style-name="P1" draw:layer="layout" svg:width="0.45cm" svg:height="0.557cm" svg:x="11.993cm" svg:y="7.043cm" svg:viewBox="0 0 451 558" draw:points="451,283 451,268 444,259 444,243 444,236 444,221 439,212 439,196 432,190 432,172 426,165 426,149 419,141 414,134 406,118 401,109 394,103 388,94 381,87 376,78 368,71 363,62 356,56 343,47 338,38 330,31 318,31 311,22 298,16 293,16 280,16 273,7 260,7 255,0 242,0 235,0 222,0 209,0 202,0 197,0 184,7 172,7 164,16 152,16 146,16 139,22 126,31 121,31 108,38 101,47 94,56 88,62 76,71 69,78 63,87 56,94 51,103 43,109 38,118 31,134 31,141 25,149 18,165 13,172 13,190 5,196 5,212 5,221 0,236 0,243 0,259 0,268 0,283 0,290 0,306 0,315 0,330 5,339 5,355 5,361 13,377 13,386 18,402 25,408 31,417 31,433 38,439 43,448 51,464 56,473 63,480 69,489 76,495 88,504 94,511 101,520 108,526 121,526 126,535 139,542 146,542 152,551 164,551 172,551 184,558 197,558 202,558 209,558 222,558 235,558 242,558 255,558 260,558 273,551 280,551 293,551 298,542 311,542 318,535 330,526 338,526 343,520 356,511 363,504 368,495 376,489 381,480 388,473 394,464 401,448 406,439 414,433 419,417 426,408 426,402 432,386 432,377 439,361 439,355 444,339 444,330 444,315 444,306 451,290">
          <text:p/>
        </draw:polygon>
        <draw:polygon draw:style-name="gr41" draw:text-style-name="P1" draw:layer="layout" svg:width="0.445cm" svg:height="0.559cm" svg:x="14.579cm" svg:y="6.648cm" svg:viewBox="0 0 446 560" draw:points="446,277 446,268 446,252 446,245 446,230 439,221 439,205 439,199 433,183 426,174 426,158 421,149 414,143 414,127 408,118 401,112 395,103 388,87 381,87 376,71 368,65 363,56 350,56 343,40 338,40 330,33 318,25 312,25 300,18 293,18 280,9 274,9 260,9 255,0 242,0 229,0 222,0 209,0 204,0 197,0 184,9 172,9 166,9 152,18 146,18 134,25 126,25 121,33 108,40 101,40 96,56 88,56 76,65 70,71 63,87 58,87 51,103 45,112 38,118 31,127 25,143 25,149 18,158 13,174 13,183 5,199 5,205 0,221 0,230 0,245 0,252 0,268 0,277 0,292 0,308 0,317 0,332 0,339 5,355 5,364 13,379 13,386 18,395 25,410 25,417 31,426 38,442 45,451 51,457 58,466 63,473 70,489 76,497 88,504 96,504 101,513 108,520 121,529 126,529 134,535 146,544 152,544 166,551 172,551 184,551 197,560 204,560 209,560 222,560 229,560 242,560 255,560 260,551 274,551 280,551 293,544 300,544 312,535 318,529 330,529 338,520 343,513 350,504 363,504 368,497 376,489 381,473 388,466 395,457 401,451 408,442 414,426 414,417 421,410 426,395 426,386 433,379 439,364 439,355 439,339 446,332 446,317 446,308 446,292">
          <text:p/>
        </draw:polygon>
        <draw:polygon draw:style-name="gr42" draw:text-style-name="P1" draw:layer="layout" svg:width="0.445cm" svg:height="0.559cm" svg:x="14.579cm" svg:y="6.648cm" svg:viewBox="0 0 446 560" draw:points="446,277 446,268 446,252 446,245 446,230 439,221 439,205 439,199 433,183 426,174 426,158 421,149 414,143 414,127 408,118 401,112 395,103 388,87 381,87 376,71 368,65 363,56 350,56 343,40 338,40 330,33 318,25 312,25 300,18 293,18 280,9 274,9 260,9 255,0 242,0 229,0 222,0 209,0 204,0 197,0 184,9 172,9 166,9 152,18 146,18 134,25 126,25 121,33 108,40 101,40 96,56 88,56 76,65 70,71 63,87 58,87 51,103 45,112 38,118 31,127 25,143 25,149 18,158 13,174 13,183 5,199 5,205 0,221 0,230 0,245 0,252 0,268 0,277 0,292 0,308 0,317 0,332 0,339 5,355 5,364 13,379 13,386 18,395 25,410 25,417 31,426 38,442 45,451 51,457 58,466 63,473 70,489 76,497 88,504 96,504 101,513 108,520 121,529 126,529 134,535 146,544 152,544 166,551 172,551 184,551 197,560 204,560 209,560 222,560 229,560 242,560 255,560 260,551 274,551 280,551 293,544 300,544 312,535 318,529 330,529 338,520 343,513 350,504 363,504 368,497 376,489 381,473 388,466 395,457 401,451 408,442 414,426 414,417 421,410 426,395 426,386 433,379 439,364 439,355 439,339 446,332 446,317 446,308 446,292">
          <text:p/>
        </draw:polygon>
        <draw:polygon draw:style-name="gr41" draw:text-style-name="P1" draw:layer="layout" svg:width="0.45cm" svg:height="0.557cm" svg:x="17.159cm" svg:y="6.224cm" svg:viewBox="0 0 451 558" draw:points="451,283 451,268 451,252 451,243 451,228 446,221 446,212 439,196 439,181 439,174 432,165 426,149 419,141 414,134 414,118 406,109 401,103 394,94 388,87 381,78 368,62 363,62 356,56 350,47 343,40 330,31 323,31 311,25 305,16 293,16 285,7 273,7 267,7 255,0 247,0 235,0 229,0 217,0 209,0 197,0 184,7 177,7 172,7 159,16 152,16 139,25 134,31 121,31 114,40 108,47 94,56 88,62 81,62 76,78 69,87 63,94 51,103 51,109 43,118 38,134 31,141 25,149 25,165 18,174 18,181 13,196 5,212 5,221 5,228 5,243 5,252 0,268 0,283 0,290 5,308 5,315 5,330 5,339 5,355 13,361 18,377 18,386 25,402 25,408 31,417 38,433 43,442 51,448 51,457 63,464 69,480 76,489 81,495 88,504 94,511 108,511 114,520 121,526 134,535 139,535 152,542 159,542 172,551 177,551 184,551 197,558 209,558 217,558 229,558 235,558 247,558 255,558 267,551 273,551 285,551 293,542 305,542 311,535 323,535 330,526 343,520 350,511 356,511 363,504 368,495 381,489 388,480 394,464 401,457 406,448 414,442 414,433 419,417 426,408 432,402 439,386 439,377 439,361 446,355 446,339 451,330 451,315 451,308 451,290">
          <text:p/>
        </draw:polygon>
        <draw:polygon draw:style-name="gr42" draw:text-style-name="P1" draw:layer="layout" svg:width="0.45cm" svg:height="0.557cm" svg:x="17.159cm" svg:y="6.224cm" svg:viewBox="0 0 451 558" draw:points="451,283 451,268 451,252 451,243 451,228 446,221 446,212 439,196 439,181 439,174 432,165 426,149 419,141 414,134 414,118 406,109 401,103 394,94 388,87 381,78 368,62 363,62 356,56 350,47 343,40 330,31 323,31 311,25 305,16 293,16 285,7 273,7 267,7 255,0 247,0 235,0 229,0 217,0 209,0 197,0 184,7 177,7 172,7 159,16 152,16 139,25 134,31 121,31 114,40 108,47 94,56 88,62 81,62 76,78 69,87 63,94 51,103 51,109 43,118 38,134 31,141 25,149 25,165 18,174 18,181 13,196 5,212 5,221 5,228 5,243 5,252 0,268 0,283 0,290 5,308 5,315 5,330 5,339 5,355 13,361 18,377 18,386 25,402 25,408 31,417 38,433 43,442 51,448 51,457 63,464 69,480 76,489 81,495 88,504 94,511 108,511 114,520 121,526 134,535 139,535 152,542 159,542 172,551 177,551 184,551 197,558 209,558 217,558 229,558 235,558 247,558 255,558 267,551 273,551 285,551 293,542 305,542 311,535 323,535 330,526 343,520 350,511 356,511 363,504 368,495 381,489 388,480 394,464 401,457 406,448 414,442 414,433 419,417 426,408 432,402 439,386 439,377 439,361 446,355 446,339 451,330 451,315 451,308 451,290">
          <text:p/>
        </draw:polygon>
        <draw:polygon draw:style-name="gr41" draw:text-style-name="P1" draw:layer="layout" svg:width="0.45cm" svg:height="0.559cm" svg:x="19.745cm" svg:y="6.719cm" svg:viewBox="0 0 451 560" draw:points="451,277 451,268 451,252 451,245 446,230 446,221 446,205 439,190 439,181 439,174 433,158 426,149 421,134 421,127 414,118 408,112 401,103 395,87 388,78 383,71 376,62 363,56 356,47 350,40 338,40 330,31 325,25 312,16 305,16 293,16 287,9 274,9 267,0 255,0 247,0 235,0 229,0 217,0 209,0 197,0 184,0 179,9 172,9 159,16 146,16 139,16 134,25 121,31 114,40 108,40 96,47 88,56 83,62 76,71 70,78 63,87 51,103 51,112 45,118 38,127 31,134 25,149 25,158 18,174 13,181 13,190 5,205 5,221 5,230 0,245 0,252 0,268 0,277 0,292 0,299 0,315 5,323 5,339 5,346 13,361 13,370 18,386 25,395 25,410 31,417 38,426 45,442 51,448 51,457 63,464 70,473 76,480 83,489 88,495 96,504 108,513 114,520 121,529 134,529 139,535 146,535 159,544 172,551 179,551 184,551 197,551 209,551 217,560 229,560 235,560 247,551 255,551 267,551 274,551 287,551 293,544 305,535 312,535 325,529 330,529 338,520 350,513 356,504 363,495 376,489 383,480 388,473 395,464 401,457 408,448 414,442 421,426 421,417 426,410 433,395 439,386 439,370 439,361 446,346 446,339 446,323 451,315 451,299 451,292">
          <text:p/>
        </draw:polygon>
        <draw:polygon draw:style-name="gr42" draw:text-style-name="P1" draw:layer="layout" svg:width="0.45cm" svg:height="0.559cm" svg:x="19.745cm" svg:y="6.719cm" svg:viewBox="0 0 451 560" draw:points="451,277 451,268 451,252 451,245 446,230 446,221 446,205 439,190 439,181 439,174 433,158 426,149 421,134 421,127 414,118 408,112 401,103 395,87 388,78 383,71 376,62 363,56 356,47 350,40 338,40 330,31 325,25 312,16 305,16 293,16 287,9 274,9 267,0 255,0 247,0 235,0 229,0 217,0 209,0 197,0 184,0 179,9 172,9 159,16 146,16 139,16 134,25 121,31 114,40 108,40 96,47 88,56 83,62 76,71 70,78 63,87 51,103 51,112 45,118 38,127 31,134 25,149 25,158 18,174 13,181 13,190 5,205 5,221 5,230 0,245 0,252 0,268 0,277 0,292 0,299 0,315 5,323 5,339 5,346 13,361 13,370 18,386 25,395 25,410 31,417 38,426 45,442 51,448 51,457 63,464 70,473 76,480 83,489 88,495 96,504 108,513 114,520 121,529 134,529 139,535 146,535 159,544 172,551 179,551 184,551 197,551 209,551 217,560 229,560 235,560 247,551 255,551 267,551 274,551 287,551 293,544 305,535 312,535 325,529 330,529 338,520 350,513 356,504 363,495 376,489 383,480 388,473 395,464 401,457 408,448 414,442 421,426 421,417 426,410 433,395 439,386 439,370 439,361 446,346 446,339 446,323 451,315 451,299 451,292">
          <text:p/>
        </draw:polygon>
        <draw:polygon draw:style-name="gr41" draw:text-style-name="P1" draw:layer="layout" svg:width="0.452cm" svg:height="0.557cm" svg:x="22.331cm" svg:y="6.775cm" svg:viewBox="0 0 453 558" draw:points="453,283 453,268 453,259 453,243 446,236 446,221 446,212 441,196 441,190 433,174 433,165 426,149 421,141 421,134 414,118 408,109 401,103 395,94 388,87 383,78 376,71 363,62 358,56 350,47 338,40 332,31 325,31 312,22 305,16 293,16 287,16 274,7 267,7 255,7 249,0 237,0 229,0 217,0 204,0 197,7 191,7 179,7 166,16 159,16 153,16 141,22 134,31 121,31 116,40 108,47 96,56 90,62 83,71 76,78 70,87 58,94 58,103 45,109 45,118 38,134 33,141 25,149 25,165 20,174 13,190 13,196 13,212 7,221 7,236 0,243 0,259 0,268 0,283 0,290 0,306 0,315 7,330 7,346 13,355 13,361 13,377 20,386 25,402 25,408 33,417 38,433 45,439 45,448 58,464 58,473 70,480 76,489 83,495 90,504 96,511 108,520 116,526 121,526 134,535 141,535 153,542 159,551 166,551 179,551 191,558 197,558 204,558 217,558 229,558 237,558 249,558 255,558 267,558 274,551 287,551 293,551 305,542 312,535 325,535 332,526 338,526 350,520 358,511 363,504 376,495 383,489 388,480 395,473 401,464 408,448 414,439 421,433 421,417 426,408 433,402 433,386 441,377 441,361 446,355 446,346 446,330 453,315 453,306 453,290">
          <text:p/>
        </draw:polygon>
        <draw:polygon draw:style-name="gr42" draw:text-style-name="P1" draw:layer="layout" svg:width="0.452cm" svg:height="0.557cm" svg:x="22.331cm" svg:y="6.775cm" svg:viewBox="0 0 453 558" draw:points="453,283 453,268 453,259 453,243 446,236 446,221 446,212 441,196 441,190 433,174 433,165 426,149 421,141 421,134 414,118 408,109 401,103 395,94 388,87 383,78 376,71 363,62 358,56 350,47 338,40 332,31 325,31 312,22 305,16 293,16 287,16 274,7 267,7 255,7 249,0 237,0 229,0 217,0 204,0 197,7 191,7 179,7 166,16 159,16 153,16 141,22 134,31 121,31 116,40 108,47 96,56 90,62 83,71 76,78 70,87 58,94 58,103 45,109 45,118 38,134 33,141 25,149 25,165 20,174 13,190 13,196 13,212 7,221 7,236 0,243 0,259 0,268 0,283 0,290 0,306 0,315 7,330 7,346 13,355 13,361 13,377 20,386 25,402 25,408 33,417 38,433 45,439 45,448 58,464 58,473 70,480 76,489 83,495 90,504 96,511 108,520 116,526 121,526 134,535 141,535 153,542 159,551 166,551 179,551 191,558 197,558 204,558 217,558 229,558 237,558 249,558 255,558 267,558 274,551 287,551 293,551 305,542 312,535 325,535 332,526 338,526 350,520 358,511 363,504 376,495 383,489 388,480 395,473 401,464 408,448 414,439 421,433 421,417 426,408 433,402 433,386 441,377 441,361 446,355 446,346 446,330 453,315 453,306 453,290">
          <text:p/>
        </draw:polygon>
        <draw:polygon draw:style-name="gr41" draw:text-style-name="P1" draw:layer="layout" svg:width="0.452cm" svg:height="0.559cm" svg:x="24.917cm" svg:y="7.121cm" svg:viewBox="0 0 453 560" draw:points="453,283 453,268 453,261 453,243 446,236 446,221 446,205 441,196 441,190 433,174 433,165 428,149 421,143 421,134 415,118 408,112 403,103 395,94 390,87 383,71 370,71 363,56 358,56 350,47 338,40 332,31 320,31 312,25 307,16 294,16 287,16 274,9 269,9 256,9 249,0 237,0 224,0 217,0 204,0 199,9 191,9 179,9 166,16 161,16 153,16 141,25 134,31 121,31 116,40 103,47 96,56 90,56 83,71 78,71 70,87 58,94 58,103 45,112 45,118 40,134 33,143 27,149 20,165 20,174 13,190 13,196 7,205 7,221 7,236 0,243 0,261 0,268 0,283 0,292 0,308 0,315 7,330 7,339 7,355 13,361 13,377 20,386 20,402 27,410 33,417 40,433 45,442 45,448 58,464 58,473 70,480 78,489 83,495 90,504 96,511 103,520 116,520 121,526 134,535 141,535 153,544 161,551 166,551 179,551 191,560 199,560 204,560 217,560 224,560 237,560 249,560 256,560 269,560 274,551 287,551 294,551 307,544 312,535 320,535 332,526 338,520 350,520 358,511 363,504 370,495 383,489 390,480 395,473 403,464 408,448 415,442 421,433 421,417 428,410 433,402 433,386 441,377 441,361 446,355 446,339 446,330 453,315 453,308 453,292">
          <text:p/>
        </draw:polygon>
        <draw:polygon draw:style-name="gr42" draw:text-style-name="P1" draw:layer="layout" svg:width="0.452cm" svg:height="0.559cm" svg:x="24.917cm" svg:y="7.121cm" svg:viewBox="0 0 453 560" draw:points="453,283 453,268 453,261 453,243 446,236 446,221 446,205 441,196 441,190 433,174 433,165 428,149 421,143 421,134 415,118 408,112 403,103 395,94 390,87 383,71 370,71 363,56 358,56 350,47 338,40 332,31 320,31 312,25 307,16 294,16 287,16 274,9 269,9 256,9 249,0 237,0 224,0 217,0 204,0 199,9 191,9 179,9 166,16 161,16 153,16 141,25 134,31 121,31 116,40 103,47 96,56 90,56 83,71 78,71 70,87 58,94 58,103 45,112 45,118 40,134 33,143 27,149 20,165 20,174 13,190 13,196 7,205 7,221 7,236 0,243 0,261 0,268 0,283 0,292 0,308 0,315 7,330 7,339 7,355 13,361 13,377 20,386 20,402 27,410 33,417 40,433 45,442 45,448 58,464 58,473 70,480 78,489 83,495 90,504 96,511 103,520 116,520 121,526 134,535 141,535 153,544 161,551 166,551 179,551 191,560 199,560 204,560 217,560 224,560 237,560 249,560 256,560 269,560 274,551 287,551 294,551 307,544 312,535 320,535 332,526 338,520 350,520 358,511 363,504 370,495 383,489 390,480 395,473 403,464 408,448 415,442 421,433 421,417 428,410 433,402 433,386 441,377 441,361 446,355 446,339 446,330 453,315 453,308 453,292">
          <text:p/>
        </draw:polygon>
        <draw:polygon draw:style-name="gr41" draw:text-style-name="P1" draw:layer="layout" svg:width="0.45cm" svg:height="0.559cm" svg:x="27.504cm" svg:y="7.121cm" svg:viewBox="0 0 451 560" draw:points="451,283 451,268 451,261 451,243 451,236 446,221 446,205 439,196 439,190 433,174 433,165 426,149 421,143 414,134 414,118 406,112 401,103 394,94 388,87 376,71 368,71 363,56 356,56 350,47 338,40 330,31 318,31 312,25 305,16 293,16 285,16 273,9 267,9 255,9 247,0 235,0 229,0 217,0 209,0 197,9 184,9 177,9 164,16 159,16 146,16 139,25 134,31 121,31 114,40 101,47 96,56 88,56 83,71 76,71 63,87 56,94 51,103 43,112 38,118 38,134 31,143 25,149 18,165 18,174 13,190 13,196 5,205 5,221 5,236 5,243 0,261 0,268 0,283 0,292 0,308 5,315 5,330 5,339 5,355 13,361 13,377 18,386 18,402 25,410 31,417 38,433 38,442 43,448 51,464 56,473 63,480 76,489 83,495 88,504 96,511 101,520 114,520 121,526 134,535 139,535 146,544 159,551 164,551 177,551 184,560 197,560 209,560 217,560 229,560 235,560 247,560 255,560 267,560 273,551 285,551 293,551 305,544 312,535 318,535 330,526 338,520 350,520 356,511 363,504 368,495 376,489 388,480 394,473 401,464 406,448 414,442 414,433 421,417 426,410 433,402 433,386 439,377 439,361 446,355 446,339 451,330 451,315 451,308 451,292">
          <text:p/>
        </draw:polygon>
        <draw:polygon draw:style-name="gr42" draw:text-style-name="P1" draw:layer="layout" svg:width="0.45cm" svg:height="0.559cm" svg:x="27.504cm" svg:y="7.121cm" svg:viewBox="0 0 451 560" draw:points="451,283 451,268 451,261 451,243 451,236 446,221 446,205 439,196 439,190 433,174 433,165 426,149 421,143 414,134 414,118 406,112 401,103 394,94 388,87 376,71 368,71 363,56 356,56 350,47 338,40 330,31 318,31 312,25 305,16 293,16 285,16 273,9 267,9 255,9 247,0 235,0 229,0 217,0 209,0 197,9 184,9 177,9 164,16 159,16 146,16 139,25 134,31 121,31 114,40 101,47 96,56 88,56 83,71 76,71 63,87 56,94 51,103 43,112 38,118 38,134 31,143 25,149 18,165 18,174 13,190 13,196 5,205 5,221 5,236 5,243 0,261 0,268 0,283 0,292 0,308 5,315 5,330 5,339 5,355 13,361 13,377 18,386 18,402 25,410 31,417 38,433 38,442 43,448 51,464 56,473 63,480 76,489 83,495 88,504 96,511 101,520 114,520 121,526 134,535 139,535 146,544 159,551 164,551 177,551 184,560 197,560 209,560 217,560 229,560 235,560 247,560 255,560 267,560 273,551 285,551 293,551 305,544 312,535 318,535 330,526 338,520 350,520 356,511 363,504 368,495 376,489 388,480 394,473 401,464 406,448 414,442 414,433 421,417 426,410 433,402 433,386 439,377 439,361 446,355 446,339 451,330 451,315 451,308 451,292">
          <text:p/>
        </draw:polygon>
        <draw:frame draw:style-name="gr43" draw:text-style-name="P2" draw:layer="layout" svg:width="0.874cm" svg:height="0.882cm" svg:x="4.125cm" svg:y="17.145cm">
          <draw:text-box>
            <text:p text:style-name="P2"><text:span text:style-name="T1">10</text:span></text:p>
          </draw:text-box>
        </draw:frame>
        <draw:frame draw:style-name="gr43" draw:text-style-name="P2" draw:layer="layout" svg:width="0.874cm" svg:height="0.882cm" svg:x="6.711cm" svg:y="17.145cm">
          <draw:text-box>
            <text:p text:style-name="P2"><text:span text:style-name="T1">20</text:span></text:p>
          </draw:text-box>
        </draw:frame>
        <draw:frame draw:style-name="gr43" draw:text-style-name="P2" draw:layer="layout" svg:width="0.874cm" svg:height="0.882cm" svg:x="9.297cm" svg:y="17.145cm">
          <draw:text-box>
            <text:p text:style-name="P2"><text:span text:style-name="T1">30</text:span></text:p>
          </draw:text-box>
        </draw:frame>
        <draw:frame draw:style-name="gr43" draw:text-style-name="P2" draw:layer="layout" svg:width="0.874cm" svg:height="0.882cm" svg:x="11.885cm" svg:y="17.145cm">
          <draw:text-box>
            <text:p text:style-name="P2"><text:span text:style-name="T1">40</text:span></text:p>
          </draw:text-box>
        </draw:frame>
        <draw:frame draw:style-name="gr43" draw:text-style-name="P2" draw:layer="layout" svg:width="0.874cm" svg:height="0.882cm" svg:x="14.47cm" svg:y="17.145cm">
          <draw:text-box>
            <text:p text:style-name="P2"><text:span text:style-name="T1">50</text:span></text:p>
          </draw:text-box>
        </draw:frame>
        <draw:frame draw:style-name="gr43" draw:text-style-name="P2" draw:layer="layout" svg:width="0.874cm" svg:height="0.882cm" svg:x="17.056cm" svg:y="17.145cm">
          <draw:text-box>
            <text:p text:style-name="P2"><text:span text:style-name="T1">60</text:span></text:p>
          </draw:text-box>
        </draw:frame>
        <draw:frame draw:style-name="gr43" draw:text-style-name="P2" draw:layer="layout" svg:width="0.874cm" svg:height="0.882cm" svg:x="19.637cm" svg:y="17.145cm">
          <draw:text-box>
            <text:p text:style-name="P2"><text:span text:style-name="T1">70</text:span></text:p>
          </draw:text-box>
        </draw:frame>
        <draw:frame draw:style-name="gr43" draw:text-style-name="P2" draw:layer="layout" svg:width="0.874cm" svg:height="0.882cm" svg:x="22.223cm" svg:y="17.145cm">
          <draw:text-box>
            <text:p text:style-name="P2"><text:span text:style-name="T1">80</text:span></text:p>
          </draw:text-box>
        </draw:frame>
        <draw:frame draw:style-name="gr43" draw:text-style-name="P2" draw:layer="layout" svg:width="0.874cm" svg:height="0.882cm" svg:x="24.808cm" svg:y="17.145cm">
          <draw:text-box>
            <text:p text:style-name="P2"><text:span text:style-name="T1">90</text:span></text:p>
          </draw:text-box>
        </draw:frame>
        <draw:frame draw:style-name="gr44" draw:text-style-name="P2" draw:layer="layout" svg:width="1.31cm" svg:height="0.882cm" svg:x="27.23cm" svg:y="17.145cm">
          <draw:text-box>
            <text:p text:style-name="P2"><text:span text:style-name="T1">100</text:span></text:p>
          </draw:text-box>
        </draw:frame>
        <draw:frame draw:style-name="gr45" draw:text-style-name="P2" draw:layer="layout" svg:width="1.501cm" svg:height="0.881cm" svg:x="2.863cm" svg:y="16.177cm">
          <draw:text-box>
            <text:p text:style-name="P2"><text:span text:style-name="T1">0.45</text:span></text:p>
          </draw:text-box>
        </draw:frame>
        <draw:frame draw:style-name="gr46" draw:text-style-name="P2" draw:layer="layout" svg:width="1.501cm" svg:height="0.88cm" svg:x="2.863cm" svg:y="15.257cm">
          <draw:text-box>
            <text:p text:style-name="P2"><text:span text:style-name="T1">0.47</text:span></text:p>
          </draw:text-box>
        </draw:frame>
        <draw:frame draw:style-name="gr45" draw:text-style-name="P2" draw:layer="layout" svg:width="1.501cm" svg:height="0.881cm" svg:x="2.863cm" svg:y="14.335cm">
          <draw:text-box>
            <text:p text:style-name="P2"><text:span text:style-name="T1">0.49</text:span></text:p>
          </draw:text-box>
        </draw:frame>
        <draw:frame draw:style-name="gr45" draw:text-style-name="P2" draw:layer="layout" svg:width="1.501cm" svg:height="0.881cm" svg:x="2.863cm" svg:y="13.407cm">
          <draw:text-box>
            <text:p text:style-name="P2"><text:span text:style-name="T1">0.51</text:span></text:p>
          </draw:text-box>
        </draw:frame>
        <draw:frame draw:style-name="gr45" draw:text-style-name="P2" draw:layer="layout" svg:width="1.501cm" svg:height="0.881cm" svg:x="2.863cm" svg:y="12.485cm">
          <draw:text-box>
            <text:p text:style-name="P2"><text:span text:style-name="T1">0.53</text:span></text:p>
          </draw:text-box>
        </draw:frame>
        <draw:frame draw:style-name="gr45" draw:text-style-name="P2" draw:layer="layout" svg:width="1.501cm" svg:height="0.881cm" svg:x="2.863cm" svg:y="11.573cm">
          <draw:text-box>
            <text:p text:style-name="P2"><text:span text:style-name="T1">0.55</text:span></text:p>
          </draw:text-box>
        </draw:frame>
        <draw:frame draw:style-name="gr45" draw:text-style-name="P2" draw:layer="layout" svg:width="1.501cm" svg:height="0.881cm" svg:x="2.863cm" svg:y="10.652cm">
          <draw:text-box>
            <text:p text:style-name="P2"><text:span text:style-name="T1">0.57</text:span></text:p>
          </draw:text-box>
        </draw:frame>
        <draw:frame draw:style-name="gr47" draw:text-style-name="P2" draw:layer="layout" svg:width="1.501cm" svg:height="0.879cm" svg:x="2.863cm" svg:y="9.725cm">
          <draw:text-box>
            <text:p text:style-name="P2"><text:span text:style-name="T1">0.59</text:span></text:p>
          </draw:text-box>
        </draw:frame>
        <draw:frame draw:style-name="gr45" draw:text-style-name="P2" draw:layer="layout" svg:width="1.501cm" svg:height="0.881cm" svg:x="2.863cm" svg:y="8.803cm">
          <draw:text-box>
            <text:p text:style-name="P2"><text:span text:style-name="T1">0.61</text:span></text:p>
          </draw:text-box>
        </draw:frame>
        <draw:frame draw:style-name="gr46" draw:text-style-name="P2" draw:layer="layout" svg:width="1.501cm" svg:height="0.88cm" svg:x="2.863cm" svg:y="7.884cm">
          <draw:text-box>
            <text:p text:style-name="P2"><text:span text:style-name="T1">0.63</text:span></text:p>
          </draw:text-box>
        </draw:frame>
        <draw:frame draw:style-name="gr48" draw:text-style-name="P2" draw:layer="layout" svg:width="1.501cm" svg:height="0.882cm" svg:x="2.863cm" svg:y="6.969cm">
          <draw:text-box>
            <text:p text:style-name="P2"><text:span text:style-name="T1">0.65</text:span></text:p>
          </draw:text-box>
        </draw:frame>
        <draw:frame draw:style-name="gr45" draw:text-style-name="P2" draw:layer="layout" svg:width="1.501cm" svg:height="0.881cm" svg:x="2.863cm" svg:y="6.041cm">
          <draw:text-box>
            <text:p text:style-name="P2"><text:span text:style-name="T1">0.67</text:span></text:p>
          </draw:text-box>
        </draw:frame>
        <draw:line draw:style-name="gr3" draw:text-style-name="P1" draw:layer="layout" svg:x1="5.902cm" svg:y1="2.604cm" svg:x2="7.348cm" svg:y2="2.604cm">
          <text:p/>
        </draw:line>
        <draw:polygon draw:style-name="gr4" draw:text-style-name="P1" draw:layer="layout" svg:width="0.382cm" svg:height="0.463cm" svg:x="6.437cm" svg:y="2.376cm" svg:viewBox="0 0 383 464" draw:points="0,0 0,464 383,464 383,0">
          <text:p/>
        </draw:polygon>
        <draw:polygon draw:style-name="gr5" draw:text-style-name="P1" draw:layer="layout" svg:width="0.382cm" svg:height="0.463cm" svg:x="6.437cm" svg:y="2.376cm" svg:viewBox="0 0 383 464" draw:points="0,0 0,464 383,464 383,0">
          <text:p/>
        </draw:polygon>
        <draw:line draw:style-name="gr6" draw:text-style-name="P1" draw:layer="layout" svg:x1="9.768cm" svg:y1="2.604cm" svg:x2="11.214cm" svg:y2="2.604cm">
          <text:p/>
        </draw:line>
        <draw:polygon draw:style-name="gr7" draw:text-style-name="P1" draw:layer="layout" svg:width="0.382cm" svg:height="0.463cm" svg:x="10.297cm" svg:y="2.376cm" svg:viewBox="0 0 383 464" draw:points="0,228 191,464 383,228 191,0">
          <text:p/>
        </draw:polygon>
        <draw:polygon draw:style-name="gr8" draw:text-style-name="P1" draw:layer="layout" svg:width="0.382cm" svg:height="0.463cm" svg:x="10.297cm" svg:y="2.376cm" svg:viewBox="0 0 383 464" draw:points="0,228 191,464 383,228 191,0">
          <text:p/>
        </draw:polygon>
        <draw:line draw:style-name="gr11" draw:text-style-name="P1" draw:layer="layout" svg:x1="13.394cm" svg:y1="2.604cm" svg:x2="14.833cm" svg:y2="2.604cm">
          <text:p/>
        </draw:line>
        <draw:polygon draw:style-name="gr12" draw:text-style-name="P1" draw:layer="layout" svg:width="0.382cm" svg:height="0.463cm" svg:x="13.921cm" svg:y="2.376cm" svg:viewBox="0 0 383 464" draw:points="0,0 191,464 383,0">
          <text:p/>
        </draw:polygon>
        <draw:polygon draw:style-name="gr13" draw:text-style-name="P1" draw:layer="layout" svg:width="0.382cm" svg:height="0.463cm" svg:x="13.921cm" svg:y="2.376cm" svg:viewBox="0 0 383 464" draw:points="0,0 191,464 383,0">
          <text:p/>
        </draw:polygon>
        <draw:line draw:style-name="gr14" draw:text-style-name="P1" draw:layer="layout" svg:x1="18.114cm" svg:y1="2.604cm" svg:x2="19.56cm" svg:y2="2.604cm">
          <text:p/>
        </draw:line>
        <draw:polygon draw:style-name="gr15" draw:text-style-name="P1" draw:layer="layout" svg:width="0.38cm" svg:height="0.463cm" svg:x="18.643cm" svg:y="2.376cm" svg:viewBox="0 0 381 464" draw:points="0,464 381,464 190,0">
          <text:p/>
        </draw:polygon>
        <draw:polygon draw:style-name="gr16" draw:text-style-name="P1" draw:layer="layout" svg:width="0.38cm" svg:height="0.463cm" svg:x="18.643cm" svg:y="2.376cm" svg:viewBox="0 0 381 464" draw:points="0,464 381,464 190,0">
          <text:p/>
        </draw:polygon>
        <draw:line draw:style-name="gr19" draw:text-style-name="P1" draw:layer="layout" svg:x1="21.209cm" svg:y1="2.604cm" svg:x2="22.655cm" svg:y2="2.604cm">
          <text:p/>
        </draw:line>
        <draw:polygon draw:style-name="gr20" draw:text-style-name="P1" draw:layer="layout" svg:width="0.38cm" svg:height="0.463cm" svg:x="21.746cm" svg:y="2.376cm" svg:viewBox="0 0 381 464" draw:points="0,0 0,464 381,228">
          <text:p/>
        </draw:polygon>
        <draw:polygon draw:style-name="gr21" draw:text-style-name="P1" draw:layer="layout" svg:width="0.38cm" svg:height="0.463cm" svg:x="21.746cm" svg:y="2.376cm" svg:viewBox="0 0 381 464" draw:points="0,0 0,464 381,228">
          <text:p/>
        </draw:polygon>
        <draw:line draw:style-name="gr24" draw:text-style-name="P1" draw:layer="layout" svg:x1="5.902cm" svg:y1="3.659cm" svg:x2="7.348cm" svg:y2="3.659cm">
          <text:p/>
        </draw:line>
        <draw:polygon draw:style-name="gr28" draw:text-style-name="P1" draw:layer="layout" svg:width="0.382cm" svg:height="0.472cm" svg:x="6.437cm" svg:y="3.422cm" svg:viewBox="0 0 383 473" draw:points="0,236 383,473 383,0">
          <text:p/>
        </draw:polygon>
        <draw:polygon draw:style-name="gr27" draw:text-style-name="P1" draw:layer="layout" svg:width="0.382cm" svg:height="0.472cm" svg:x="6.437cm" svg:y="3.422cm" svg:viewBox="0 0 383 473" draw:points="0,236 383,473 383,0">
          <text:p/>
        </draw:polygon>
        <draw:line draw:style-name="gr29" draw:text-style-name="P1" draw:layer="layout" svg:x1="9.768cm" svg:y1="3.659cm" svg:x2="11.214cm" svg:y2="3.659cm">
          <text:p/>
        </draw:line>
        <draw:polygon draw:style-name="gr30" draw:text-style-name="P1" draw:layer="layout" svg:width="0.382cm" svg:height="0.472cm" svg:x="10.297cm" svg:y="3.422cm" svg:viewBox="0 0 383 473" draw:points="0,0 0,473 383,0 383,473">
          <text:p/>
        </draw:polygon>
        <draw:polygon draw:style-name="gr31" draw:text-style-name="P1" draw:layer="layout" svg:width="0.382cm" svg:height="0.472cm" svg:x="10.297cm" svg:y="3.422cm" svg:viewBox="0 0 383 473" draw:points="0,0 0,473 383,0 383,473">
          <text:p/>
        </draw:polygon>
        <draw:line draw:style-name="gr32" draw:text-style-name="P1" draw:layer="layout" svg:x1="13.394cm" svg:y1="3.659cm" svg:x2="14.833cm" svg:y2="3.659cm">
          <text:p/>
        </draw:line>
        <draw:polygon draw:style-name="gr37" draw:text-style-name="P1" draw:layer="layout" svg:width="0.382cm" svg:height="0.472cm" svg:x="13.921cm" svg:y="3.422cm" svg:viewBox="0 0 383 473" draw:points="0,473 383,473 0,0 383,0">
          <text:p/>
        </draw:polygon>
        <draw:polygon draw:style-name="gr35" draw:text-style-name="P1" draw:layer="layout" svg:width="0.382cm" svg:height="0.472cm" svg:x="13.921cm" svg:y="3.422cm" svg:viewBox="0 0 383 473" draw:points="0,473 383,473 0,0 383,0">
          <text:p/>
        </draw:polygon>
        <draw:line draw:style-name="gr38" draw:text-style-name="P1" draw:layer="layout" svg:x1="18.114cm" svg:y1="3.659cm" svg:x2="19.56cm" svg:y2="3.659cm">
          <text:p/>
        </draw:line>
        <draw:polygon draw:style-name="gr41" draw:text-style-name="P1" draw:layer="layout" svg:width="0.38cm" svg:height="0.472cm" svg:x="18.643cm" svg:y="3.422cm" svg:viewBox="0 0 381 473" draw:points="381,236 381,228 381,212 381,205 381,196 376,190 376,174 376,165 368,158 368,149 363,134 363,127 356,118 350,109 350,103 343,94 338,87 330,78 323,71 318,62 311,56 305,47 298,47 293,40 285,31 280,31 273,25 267,16 260,16 247,16 242,9 235,9 222,9 215,0 209,0 197,0 190,0 184,0 172,0 164,0 159,9 152,9 139,9 134,16 126,16 121,16 114,25 101,31 94,31 88,40 81,47 76,47 69,56 63,62 56,71 51,78 43,87 43,94 38,103 31,109 25,118 25,127 18,134 18,149 13,158 13,165 5,174 5,190 5,196 5,205 0,212 0,228 0,236 0,243 0,259 5,268 5,277 5,283 5,299 13,308 13,315 18,330 18,339 25,346 25,355 31,361 38,370 43,377 43,386 51,393 56,402 63,410 69,417 76,426 81,433 88,433 94,442 101,448 114,448 121,457 126,457 134,464 139,464 152,464 159,464 164,473 172,473 184,473 190,473 197,473 209,473 215,473 222,464 235,464 242,464 247,464 260,457 267,457 273,448 280,448 285,442 293,433 298,433 305,426 311,417 318,410 323,402 330,393 338,386 343,377 350,370 350,361 356,355 363,346 363,339 368,330 368,315 376,308 376,299 376,283 381,277 381,268 381,259 381,243">
          <text:p/>
        </draw:polygon>
        <draw:polygon draw:style-name="gr42" draw:text-style-name="P1" draw:layer="layout" svg:width="0.38cm" svg:height="0.472cm" svg:x="18.643cm" svg:y="3.422cm" svg:viewBox="0 0 381 473" draw:points="381,236 381,228 381,212 381,205 381,196 376,190 376,174 376,165 368,158 368,149 363,134 363,127 356,118 350,109 350,103 343,94 338,87 330,78 323,71 318,62 311,56 305,47 298,47 293,40 285,31 280,31 273,25 267,16 260,16 247,16 242,9 235,9 222,9 215,0 209,0 197,0 190,0 184,0 172,0 164,0 159,9 152,9 139,9 134,16 126,16 121,16 114,25 101,31 94,31 88,40 81,47 76,47 69,56 63,62 56,71 51,78 43,87 43,94 38,103 31,109 25,118 25,127 18,134 18,149 13,158 13,165 5,174 5,190 5,196 5,205 0,212 0,228 0,236 0,243 0,259 5,268 5,277 5,283 5,299 13,308 13,315 18,330 18,339 25,346 25,355 31,361 38,370 43,377 43,386 51,393 56,402 63,410 69,417 76,426 81,433 88,433 94,442 101,448 114,448 121,457 126,457 134,464 139,464 152,464 159,464 164,473 172,473 184,473 190,473 197,473 209,473 215,473 222,464 235,464 242,464 247,464 260,457 267,457 273,448 280,448 285,442 293,433 298,433 305,426 311,417 318,410 323,402 330,393 338,386 343,377 350,370 350,361 356,355 363,346 363,339 368,330 368,315 376,308 376,299 376,283 381,277 381,268 381,259 381,243">
          <text:p/>
        </draw:polygon>
        <draw:frame draw:style-name="gr48" draw:text-style-name="P2" draw:layer="layout" svg:width="1.501cm" svg:height="0.882cm" svg:x="2.863cm" svg:y="5.119cm">
          <draw:text-box>
            <text:p text:style-name="P2"><text:span text:style-name="T1">0.69</text:span></text:p>
          </draw:text-box>
        </draw:frame>
        <draw:frame draw:style-name="gr49" draw:text-style-name="P2" draw:layer="layout" svg:width="2.436cm" svg:height="0.881cm" svg:x="7.533cm" svg:y="2.168cm">
          <draw:text-box>
            <text:p text:style-name="P2"><text:span text:style-name="T1">TF-I DF</text:span></text:p>
          </draw:text-box>
        </draw:frame>
        <draw:frame draw:style-name="gr50" draw:text-style-name="P2" draw:layer="layout" svg:width="2.085cm" svg:height="0.881cm" svg:x="11.394cm" svg:y="2.168cm">
          <draw:text-box>
            <text:p text:style-name="P2"><text:span text:style-name="T1">entity</text:span></text:p>
          </draw:text-box>
        </draw:frame>
        <draw:frame draw:style-name="gr51" draw:text-style-name="P2" draw:layer="layout" svg:width="3.507cm" svg:height="0.881cm" svg:x="15.018cm" svg:y="2.168cm">
          <draw:text-box>
            <text:p text:style-name="P2"><text:span text:style-name="T1">#ha shtag</text:span></text:p>
          </draw:text-box>
        </draw:frame>
        <draw:frame draw:style-name="gr52" draw:text-style-name="P2" draw:layer="layout" svg:width="1.306cm" svg:height="0.881cm" svg:x="19.737cm" svg:y="2.168cm">
          <draw:text-box>
            <text:p text:style-name="P2"><text:span text:style-name="T1">TTF</text:span></text:p>
          </draw:text-box>
        </draw:frame>
        <draw:frame draw:style-name="gr53" draw:text-style-name="P2" draw:layer="layout" svg:width="1.429cm" svg:height="0.881cm" svg:x="22.834cm" svg:y="2.168cm">
          <draw:text-box>
            <text:p text:style-name="P2"><text:span text:style-name="T1">OTF</text:span></text:p>
          </draw:text-box>
        </draw:frame>
        <draw:frame draw:style-name="gr54" draw:text-style-name="P2" draw:layer="layout" svg:width="1.264cm" svg:height="0.881cm" svg:x="7.533cm" svg:y="3.224cm">
          <draw:text-box>
            <text:p text:style-name="P2"><text:span text:style-name="T1">STF</text:span></text:p>
          </draw:text-box>
        </draw:frame>
        <draw:frame draw:style-name="gr55" draw:text-style-name="P2" draw:layer="layout" svg:width="1.323cm" svg:height="0.881cm" svg:x="11.394cm" svg:y="3.224cm">
          <draw:text-box>
            <text:p text:style-name="P2"><text:span text:style-name="T1">TPF</text:span></text:p>
          </draw:text-box>
        </draw:frame>
        <draw:frame draw:style-name="gr56" draw:text-style-name="P2" draw:layer="layout" svg:width="1.488cm" svg:height="0.881cm" svg:x="15.018cm" svg:y="3.224cm">
          <draw:text-box>
            <text:p text:style-name="P2"><text:span text:style-name="T1">OPF</text:span></text:p>
          </draw:text-box>
        </draw:frame>
        <draw:frame draw:style-name="gr57" draw:text-style-name="P2" draw:layer="layout" svg:width="1.297cm" svg:height="0.881cm" svg:x="19.737cm" svg:y="3.224cm">
          <draw:text-box>
            <text:p text:style-name="P2"><text:span text:style-name="T1">SPF</text:span></text:p>
          </draw:text-box>
        </draw:frame>
        <draw:frame draw:style-name="gr58" draw:text-style-name="P2" draw:layer="layout" svg:width="6.098cm" svg:height="0.873cm" svg:x="13.253cm" svg:y="18.604cm">
          <draw:text-box>
            <text:p text:style-name="P2"><text:span text:style-name="T1">Number of topics</text:span></text:p>
          </draw:text-box>
        </draw:frame>
        <draw:frame draw:style-name="gr59" draw:text-style-name="P2" draw:layer="layout" svg:width="0.514cm" svg:height="0.873cm" draw:transform="rotate (1.5707963267949) translate (1.481cm 12.313cm)">
          <draw:text-box>
            <text:p text:style-name="P2"><text:span text:style-name="T1">A</text:span></text:p>
          </draw:text-box>
        </draw:frame>
        <draw:frame draw:style-name="gr60" draw:text-style-name="P2" draw:layer="layout" svg:width="0.362cm" svg:height="0.873cm" draw:transform="rotate (1.5707963267949) translate (1.481cm 11.843cm)">
          <draw:text-box>
            <text:p text:style-name="P2"><text:span text:style-name="T1">c</text:span></text:p>
          </draw:text-box>
        </draw:frame>
        <draw:frame draw:style-name="gr60" draw:text-style-name="P2" draw:layer="layout" svg:width="0.362cm" svg:height="0.873cm" draw:transform="rotate (1.5707963267949) translate (1.481cm 11.498cm)">
          <draw:text-box>
            <text:p text:style-name="P2"><text:span text:style-name="T1">c</text:span></text:p>
          </draw:text-box>
        </draw:frame>
        <draw:frame draw:style-name="gr61" draw:text-style-name="P2" draw:layer="layout" svg:width="0.447cm" svg:height="0.873cm" draw:transform="rotate (1.5707963267949) translate (1.481cm 11.134cm)">
          <draw:text-box>
            <text:p text:style-name="P2"><text:span text:style-name="T1">u</text:span></text:p>
          </draw:text-box>
        </draw:frame>
        <draw:frame draw:style-name="gr62" draw:text-style-name="P2" draw:layer="layout" svg:width="0.303cm" svg:height="0.873cm" draw:transform="rotate (1.5707963267949) translate (1.481cm 10.725cm)">
          <draw:text-box>
            <text:p text:style-name="P2"><text:span text:style-name="T1">r</text:span></text:p>
          </draw:text-box>
        </draw:frame>
        <draw:frame draw:style-name="gr63" draw:text-style-name="P2" draw:layer="layout" svg:width="0.408cm" svg:height="0.873cm" draw:transform="rotate (1.5707963267949) translate (1.481cm 10.427cm)">
          <draw:text-box>
            <text:p text:style-name="P2"><text:span text:style-name="T1">a</text:span></text:p>
          </draw:text-box>
        </draw:frame>
        <draw:frame draw:style-name="gr60" draw:text-style-name="P2" draw:layer="layout" svg:width="0.362cm" svg:height="0.873cm" draw:transform="rotate (1.5707963267949) translate (1.481cm 10.081cm)">
          <draw:text-box>
            <text:p text:style-name="P2"><text:span text:style-name="T1">c</text:span></text:p>
          </draw:text-box>
        </draw:frame>
        <draw:frame draw:style-name="gr64" draw:text-style-name="P2" draw:layer="layout" svg:width="0.387cm" svg:height="0.873cm" draw:transform="rotate (1.5707963267949) translate (1.481cm 9.718cm)">
          <draw:text-box>
            <text:p text:style-name="P2"><text:span text:style-name="T1">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Ubuntu" style:font-family-generic="roman" style:font-pitch="variable" fo:font-size="24pt" fo:language="en" fo:country="US" style:font-family-asian="Ubuntu" style:font-family-generic-asian="system" style:font-pitch-asian="variable" style:font-size-asian="24pt" style:language-asian="zh" style:country-asian="CN" style:font-family-complex="Ubuntu"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family-generic="roman" style:font-pitch="variable" fo:font-size="18pt" fo:font-style="normal" fo:text-shadow="none" style:text-underline-style="none" fo:font-weight="normal" style:letter-kerning="true" style:font-family-asian="Ubuntu"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Ubuntu" style:font-family-generic="roman" style:font-pitch="variable" fo:font-size="18pt" style:letter-kerning="true" style:font-family-asian="Ubuntu"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1cm" fo:margin-bottom="0.1cm" fo:margin-left="0.1cm" fo:margin-right="0.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songx </meta:initial-creator>
    <meta:creation-date>2014-02-14T22:48:00</meta:creation-date>
    <dc:date>2014-02-14T22:51:19</dc:date>
    <dc:creator>xsongx </dc:creator>
    <meta:editing-duration>P0D</meta:editing-duration>
    <meta:editing-cycles>1</meta:editing-cycles>
    <meta:document-statistic meta:object-count="325"/>
    <meta:generator>LibreOffice/4.0.4.2$Linux_X86_64 LibreOffice_project/400m0$Build-2</meta:generator>
  </office:meta>
</office:document-meta>
</file>